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3.6cm"/>
    </style:style>
    <style:style style:name="co14" style:family="table-column">
      <style:table-column-properties fo:break-before="auto" style:column-width="1.729cm"/>
    </style:style>
    <style:style style:name="co15" style:family="table-column">
      <style:table-column-properties fo:break-before="auto" style:column-width="1.713cm"/>
    </style:style>
    <style:style style:name="co16" style:family="table-column">
      <style:table-column-properties fo:break-before="auto" style:column-width="1.9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501cm"/>
    </style:style>
    <style:style style:name="co19" style:family="table-column">
      <style:table-column-properties fo:break-before="auto" style:column-width="5.196cm"/>
    </style:style>
    <style:style style:name="co20" style:family="table-column">
      <style:table-column-properties fo:break-before="auto" style:column-width="5.863cm"/>
    </style:style>
    <style:style style:name="co21" style:family="table-column">
      <style:table-column-properties fo:break-before="auto" style:column-width="2.753cm"/>
    </style:style>
    <style:style style:name="co22" style:family="table-column">
      <style:table-column-properties fo:break-before="auto" style:column-width="5.253cm"/>
    </style:style>
    <style:style style:name="co23" style:family="table-column">
      <style:table-column-properties fo:break-before="auto" style:column-width="2.759cm"/>
    </style:style>
    <style:style style:name="co24" style:family="table-column">
      <style:table-column-properties fo:break-before="auto" style:column-width="3.942cm"/>
    </style:style>
    <style:style style:name="co25" style:family="table-column">
      <style:table-column-properties fo:break-before="auto" style:column-width="5.867cm"/>
    </style:style>
    <style:style style:name="co26" style:family="table-column">
      <style:table-column-properties fo:break-before="auto" style:column-width="2.729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402cm" fo:break-before="auto" style:use-optimal-row-height="true"/>
    </style:style>
    <style:style style:name="ro8" style:family="table-row">
      <style:table-row-properties style:row-height="0.764cm" fo:break-before="auto" style:use-optimal-row-height="true"/>
    </style:style>
    <style:style style:name="ro9" style:family="table-row">
      <style:table-row-properties style:row-height="0.432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0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19">
      <style:text-properties style:font-name="Ubuntu" fo:font-size="8pt" style:font-size-asian="8pt" style:font-size-complex="8pt"/>
    </style:style>
    <style:style style:name="ce32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33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none"/>
      <style:paragraph-properties fo:text-align="start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font-name="Ubuntu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order="0.002cm solid #000000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Ubuntu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42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19">
      <style:table-cell-properties style:text-align-source="fix" style:repeat-content="false" fo:border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7" style:family="table-cell" style:parent-style-name="Default" style:data-style-name="N119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9">
      <style:table-cell-properties fo:border="0.035cm solid #000000"/>
      <style:text-properties style:font-name="Ubuntu" fo:font-size="8pt" style:font-size-asian="8pt" style:font-size-complex="8pt"/>
    </style:style>
    <style:style style:name="ce49" style:family="table-cell" style:parent-style-name="Default" style:data-style-name="N119">
      <style:table-cell-properties fo:border="0.002cm solid #000000"/>
      <style:text-properties style:font-name="Ubuntu" fo:font-size="8pt" style:font-size-asian="8pt" style:font-size-complex="8p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6">
            <text:p>6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Fabrication" table:style-name="ta1" table:print="false">
        <office:forms form:automatic-focus="false" form:apply-design-mode="false"/>
        <table:table-column table:style-name="co10" table:default-cell-style-name="ce14"/>
        <table:table-column table:style-name="co11" table:default-cell-style-name="ce14"/>
        <table:table-column table:style-name="co12" table:default-cell-style-name="ce5"/>
        <table:table-column table:style-name="co13" table:default-cell-style-name="ce14"/>
        <table:table-column table:style-name="co14" table:default-cell-style-name="ce27"/>
        <table:table-column table:style-name="co15" table:default-cell-style-name="ce27"/>
        <table:table-column table:style-name="co16" table:default-cell-style-name="ce14"/>
        <table:table-column table:style-name="co17" table:default-cell-style-name="ce14"/>
        <table:table-column table:style-name="co18" table:default-cell-style-name="ce10"/>
        <table:table-column table:style-name="co19" table:default-cell-style-name="ce31"/>
        <table:table-column table:style-name="co20" table:default-cell-style-name="ce31"/>
        <table:table-column table:style-name="co21" table:default-cell-style-name="ce10"/>
        <table:table-column table:style-name="co5" table:number-columns-repeated="1012" table:default-cell-style-name="ce10"/>
        <table:table-row table:style-name="ro4">
          <table:table-cell table:style-name="ce1" office:value-type="string">
            <text:p>BoM generated from KiCad PCB, with X, Y Position</text:p>
          </table:table-cell>
          <table:table-cell table:style-name="ce24"/>
          <table:table-cell table:style-name="ce25"/>
          <table:table-cell table:style-name="ce24"/>
          <table:table-cell table:style-name="ce26" table:number-columns-repeated="2"/>
          <table:table-cell table:style-name="ce24" table:number-columns-repeated="2"/>
          <table:table-cell table:style-name="ce20"/>
          <table:table-cell table:style-name="ce30"/>
          <table:table-cell table:style-name="ce33"/>
          <table:table-cell table:style-name="ce21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12"/>
          <table:table-cell table:style-name="ce12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16" office:value-type="string">
            <text:p>footprint</text:p>
          </table:table-cell>
          <table:table-cell table:style-name="ce28" office:value-type="string">
            <text:p>Position X</text:p>
          </table:table-cell>
          <table:table-cell table:style-name="ce28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16" office:value-type="string">
            <text:p>Vendor</text:p>
          </table:table-cell>
          <table:table-cell table:style-name="ce16" office:value-type="string">
            <text:p>Vendor P/N</text:p>
          </table:table-cell>
          <table:table-cell table:style-name="ce34" office:value-type="string">
            <text:p>NOTE1</text:p>
          </table:table-cell>
          <table:table-cell table:style-name="ce34" office:value-type="string">
            <text:p>NOTE 2</text:p>
          </table:table-cell>
          <table:table-cell table:number-columns-repeated="1012"/>
        </table:table-row>
        <table:table-row table:style-name="ro4">
          <table:table-cell table:style-name="ce13" office:value-type="float" office:value="1">
            <text:p>1</text:p>
          </table:table-cell>
          <table:table-cell table:style-name="ce19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17" office:value-type="string">
            <text:p>Baffl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2">
            <text:p>2</text:p>
          </table:table-cell>
          <table:table-cell table:style-name="ce19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17" office:value-type="string">
            <text:p>BackPlat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">
            <text:p>3</text:p>
          </table:table-cell>
          <table:table-cell table:style-name="ce19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17" office:value-type="string">
            <text:p>CR2032</text:p>
          </table:table-cell>
          <table:table-cell table:style-name="ce29" office:value-type="float" office:value="6.34">
            <text:p>6.3400</text:p>
          </table:table-cell>
          <table:table-cell table:style-name="ce29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/>
          <table:table-cell table:style-name="ce19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17"/>
          <table:table-cell table:style-name="ce29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 office:value-type="string">
            <text:p>Coin Battery for BT1 socket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">
            <text:p>4</text:p>
          </table:table-cell>
          <table:table-cell table:style-name="ce19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17" office:value-type="string">
            <text:p>CP_5x11mm</text:p>
          </table:table-cell>
          <table:table-cell table:style-name="ce29" office:value-type="float" office:value="1.7975">
            <text:p>1.7975</text:p>
          </table:table-cell>
          <table:table-cell table:style-name="ce29" office:value-type="float" office:value="9.0375">
            <text:p>9.03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 office:value-type="string">
            <text:p>Only required if cascading C3Jr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">
            <text:p>5</text:p>
          </table:table-cell>
          <table:table-cell table:style-name="ce19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17" office:value-type="string">
            <text:p>CP_5x11mm</text:p>
          </table:table-cell>
          <table:table-cell table:style-name="ce29" office:value-type="float" office:value="7.0775">
            <text:p>7.0775</text:p>
          </table:table-cell>
          <table:table-cell table:style-name="ce29" office:value-type="float" office:value="8.88">
            <text:p>8.88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 office:value-type="string">
            <text:p>Only required if cascading C3Jr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">
            <text:p>6</text:p>
          </table:table-cell>
          <table:table-cell table:style-name="ce19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3.645">
            <text:p>3.645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">
            <text:p>7</text:p>
          </table:table-cell>
          <table:table-cell table:style-name="ce19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6.5075">
            <text:p>6.5075</text:p>
          </table:table-cell>
          <table:table-cell table:style-name="ce29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400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">
            <text:p>8</text:p>
          </table:table-cell>
          <table:table-cell table:style-name="ce19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5.8325">
            <text:p>5.8325</text:p>
          </table:table-cell>
          <table:table-cell table:style-name="ce29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">
            <text:p>9</text:p>
          </table:table-cell>
          <table:table-cell table:style-name="ce19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">
            <text:p>10</text:p>
          </table:table-cell>
          <table:table-cell table:style-name="ce19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17" office:value-type="string">
            <text:p>CP_5x11mm</text:p>
          </table:table-cell>
          <table:table-cell table:style-name="ce29" office:value-type="float" office:value="6.695">
            <text:p>6.6950</text:p>
          </table:table-cell>
          <table:table-cell table:style-name="ce29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">
            <text:p>11</text:p>
          </table:table-cell>
          <table:table-cell table:style-name="ce19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6.8925">
            <text:p>6.8925</text:p>
          </table:table-cell>
          <table:table-cell table:style-name="ce29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">
            <text:p>12</text:p>
          </table:table-cell>
          <table:table-cell table:style-name="ce19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17" office:value-type="string">
            <text:p>C2</text:p>
          </table:table-cell>
          <table:table-cell table:style-name="ce29" office:value-type="float" office:value="6.865">
            <text:p>6.8650</text:p>
          </table:table-cell>
          <table:table-cell table:style-name="ce29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19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17" office:value-type="string">
            <text:p>cnp_3mm_disc</text:p>
          </table:table-cell>
          <table:table-cell table:style-name="ce29" office:value-type="float" office:value="3.4425">
            <text:p>3.4425</text:p>
          </table:table-cell>
          <table:table-cell table:style-name="ce29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</text:p>
          </table:table-cell>
          <table:table-cell table:number-columns-repeated="1012"/>
        </table:table-row>
        <table:table-row table:style-name="ro5">
          <table:table-cell table:style-name="ce13" office:value-type="float" office:value="14">
            <text:p>14</text:p>
          </table:table-cell>
          <table:table-cell table:style-name="ce19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17" office:value-type="string">
            <text:p>cnp_3mm_disc</text:p>
          </table:table-cell>
          <table:table-cell table:style-name="ce29" office:value-type="float" office:value="3.0375">
            <text:p>3.0375</text:p>
          </table:table-cell>
          <table:table-cell table:style-name="ce29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</text:p>
          </table:table-cell>
          <table:table-cell table:number-columns-repeated="1012"/>
        </table:table-row>
        <table:table-row table:style-name="ro4">
          <table:table-cell table:style-name="ce13" office:value-type="float" office:value="15">
            <text:p>15</text:p>
          </table:table-cell>
          <table:table-cell table:style-name="ce19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17" office:value-type="string">
            <text:p>pin_strip_4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table:number-columns-repeated="2"/>
          <table:table-cell table:style-name="ce17" office:value-type="string">
            <text:p>Optional</text:p>
          </table:table-cell>
          <table:table-cell table:style-name="ce23" office:value-type="string">
            <text:p>if using ChronoDot</text:p>
          </table:table-cell>
          <table:table-cell table:number-columns-repeated="1012"/>
        </table:table-row>
        <table:table-row table:style-name="ro4">
          <table:table-cell table:style-name="ce13" office:value-type="float" office:value="16">
            <text:p>16</text:p>
          </table:table-cell>
          <table:table-cell table:style-name="ce19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17" office:value-type="string">
            <text:p>pin_strip_4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table:number-columns-repeated="2"/>
          <table:table-cell table:style-name="ce17" office:value-type="string">
            <text:p>Optional</text:p>
          </table:table-cell>
          <table:table-cell table:style-name="ce23" office:value-type="string">
            <text:p>if using ChronoDot</text:p>
          </table:table-cell>
          <table:table-cell table:number-columns-repeated="1012"/>
        </table:table-row>
        <table:table-row table:style-name="ro4">
          <table:table-cell table:style-name="ce13" office:value-type="float" office:value="17">
            <text:p>17</text:p>
          </table:table-cell>
          <table:table-cell table:style-name="ce19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17" office:value-type="string">
            <text:p>pin_strip_4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table:number-columns-repeated="2"/>
          <table:table-cell table:style-name="ce17" office:value-type="string">
            <text:p>Optional</text:p>
          </table:table-cell>
          <table:table-cell table:style-name="ce23" office:value-type="string">
            <text:p>if using ChronoDot</text:p>
          </table:table-cell>
          <table:table-cell table:number-columns-repeated="1012"/>
        </table:table-row>
        <table:table-row table:style-name="ro5">
          <table:table-cell table:style-name="ce13" office:value-type="float" office:value="18">
            <text:p>18</text:p>
          </table:table-cell>
          <table:table-cell table:style-name="ce19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">
            <text:p>19</text:p>
          </table:table-cell>
          <table:table-cell table:style-name="ce19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">
            <text:p>20</text:p>
          </table:table-cell>
          <table:table-cell table:style-name="ce19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">
            <text:p>21</text:p>
          </table:table-cell>
          <table:table-cell table:style-name="ce19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">
            <text:p>22</text:p>
          </table:table-cell>
          <table:table-cell table:style-name="ce19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">
            <text:p>23</text:p>
          </table:table-cell>
          <table:table-cell table:style-name="ce19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">
            <text:p>24</text:p>
          </table:table-cell>
          <table:table-cell table:style-name="ce19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">
            <text:p>25</text:p>
          </table:table-cell>
          <table:table-cell table:style-name="ce19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6">
            <text:p>26</text:p>
          </table:table-cell>
          <table:table-cell table:style-name="ce19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7">
            <text:p>27</text:p>
          </table:table-cell>
          <table:table-cell table:style-name="ce19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8">
            <text:p>28</text:p>
          </table:table-cell>
          <table:table-cell table:style-name="ce19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9">
            <text:p>29</text:p>
          </table:table-cell>
          <table:table-cell table:style-name="ce19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0">
            <text:p>30</text:p>
          </table:table-cell>
          <table:table-cell table:style-name="ce19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1">
            <text:p>31</text:p>
          </table:table-cell>
          <table:table-cell table:style-name="ce19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2">
            <text:p>32</text:p>
          </table:table-cell>
          <table:table-cell table:style-name="ce19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3">
            <text:p>33</text:p>
          </table:table-cell>
          <table:table-cell table:style-name="ce19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4">
            <text:p>34</text:p>
          </table:table-cell>
          <table:table-cell table:style-name="ce19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5">
            <text:p>35</text:p>
          </table:table-cell>
          <table:table-cell table:style-name="ce19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6">
            <text:p>36</text:p>
          </table:table-cell>
          <table:table-cell table:style-name="ce19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7">
            <text:p>37</text:p>
          </table:table-cell>
          <table:table-cell table:style-name="ce19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8">
            <text:p>38</text:p>
          </table:table-cell>
          <table:table-cell table:style-name="ce19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39">
            <text:p>39</text:p>
          </table:table-cell>
          <table:table-cell table:style-name="ce19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0">
            <text:p>40</text:p>
          </table:table-cell>
          <table:table-cell table:style-name="ce19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1">
            <text:p>41</text:p>
          </table:table-cell>
          <table:table-cell table:style-name="ce19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2">
            <text:p>42</text:p>
          </table:table-cell>
          <table:table-cell table:style-name="ce19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3">
            <text:p>43</text:p>
          </table:table-cell>
          <table:table-cell table:style-name="ce19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4">
            <text:p>44</text:p>
          </table:table-cell>
          <table:table-cell table:style-name="ce19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5">
            <text:p>45</text:p>
          </table:table-cell>
          <table:table-cell table:style-name="ce19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6">
            <text:p>46</text:p>
          </table:table-cell>
          <table:table-cell table:style-name="ce19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7">
            <text:p>47</text:p>
          </table:table-cell>
          <table:table-cell table:style-name="ce19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8">
            <text:p>48</text:p>
          </table:table-cell>
          <table:table-cell table:style-name="ce19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49">
            <text:p>49</text:p>
          </table:table-cell>
          <table:table-cell table:style-name="ce19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0">
            <text:p>50</text:p>
          </table:table-cell>
          <table:table-cell table:style-name="ce19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1">
            <text:p>51</text:p>
          </table:table-cell>
          <table:table-cell table:style-name="ce19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2">
            <text:p>52</text:p>
          </table:table-cell>
          <table:table-cell table:style-name="ce19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3">
            <text:p>53</text:p>
          </table:table-cell>
          <table:table-cell table:style-name="ce19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4">
            <text:p>54</text:p>
          </table:table-cell>
          <table:table-cell table:style-name="ce19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5">
            <text:p>55</text:p>
          </table:table-cell>
          <table:table-cell table:style-name="ce19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6">
            <text:p>56</text:p>
          </table:table-cell>
          <table:table-cell table:style-name="ce19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7">
            <text:p>57</text:p>
          </table:table-cell>
          <table:table-cell table:style-name="ce19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8">
            <text:p>58</text:p>
          </table:table-cell>
          <table:table-cell table:style-name="ce19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59">
            <text:p>59</text:p>
          </table:table-cell>
          <table:table-cell table:style-name="ce19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0">
            <text:p>60</text:p>
          </table:table-cell>
          <table:table-cell table:style-name="ce19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1">
            <text:p>61</text:p>
          </table:table-cell>
          <table:table-cell table:style-name="ce19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2">
            <text:p>62</text:p>
          </table:table-cell>
          <table:table-cell table:style-name="ce19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3">
            <text:p>63</text:p>
          </table:table-cell>
          <table:table-cell table:style-name="ce19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4">
            <text:p>64</text:p>
          </table:table-cell>
          <table:table-cell table:style-name="ce19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5">
            <text:p>65</text:p>
          </table:table-cell>
          <table:table-cell table:style-name="ce19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6">
            <text:p>66</text:p>
          </table:table-cell>
          <table:table-cell table:style-name="ce19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7">
            <text:p>67</text:p>
          </table:table-cell>
          <table:table-cell table:style-name="ce19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8">
            <text:p>68</text:p>
          </table:table-cell>
          <table:table-cell table:style-name="ce19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69">
            <text:p>69</text:p>
          </table:table-cell>
          <table:table-cell table:style-name="ce19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0">
            <text:p>70</text:p>
          </table:table-cell>
          <table:table-cell table:style-name="ce19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1">
            <text:p>71</text:p>
          </table:table-cell>
          <table:table-cell table:style-name="ce19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2">
            <text:p>72</text:p>
          </table:table-cell>
          <table:table-cell table:style-name="ce19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3">
            <text:p>73</text:p>
          </table:table-cell>
          <table:table-cell table:style-name="ce19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4">
            <text:p>74</text:p>
          </table:table-cell>
          <table:table-cell table:style-name="ce19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5">
            <text:p>75</text:p>
          </table:table-cell>
          <table:table-cell table:style-name="ce19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6">
            <text:p>76</text:p>
          </table:table-cell>
          <table:table-cell table:style-name="ce19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7">
            <text:p>77</text:p>
          </table:table-cell>
          <table:table-cell table:style-name="ce19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8">
            <text:p>78</text:p>
          </table:table-cell>
          <table:table-cell table:style-name="ce19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79">
            <text:p>79</text:p>
          </table:table-cell>
          <table:table-cell table:style-name="ce19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0">
            <text:p>80</text:p>
          </table:table-cell>
          <table:table-cell table:style-name="ce19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1">
            <text:p>81</text:p>
          </table:table-cell>
          <table:table-cell table:style-name="ce19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2">
            <text:p>82</text:p>
          </table:table-cell>
          <table:table-cell table:style-name="ce19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3">
            <text:p>83</text:p>
          </table:table-cell>
          <table:table-cell table:style-name="ce19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4">
            <text:p>84</text:p>
          </table:table-cell>
          <table:table-cell table:style-name="ce19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5">
            <text:p>85</text:p>
          </table:table-cell>
          <table:table-cell table:style-name="ce19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6">
            <text:p>86</text:p>
          </table:table-cell>
          <table:table-cell table:style-name="ce19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7">
            <text:p>87</text:p>
          </table:table-cell>
          <table:table-cell table:style-name="ce19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8">
            <text:p>88</text:p>
          </table:table-cell>
          <table:table-cell table:style-name="ce19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89">
            <text:p>89</text:p>
          </table:table-cell>
          <table:table-cell table:style-name="ce19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0">
            <text:p>90</text:p>
          </table:table-cell>
          <table:table-cell table:style-name="ce19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1">
            <text:p>91</text:p>
          </table:table-cell>
          <table:table-cell table:style-name="ce19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2">
            <text:p>92</text:p>
          </table:table-cell>
          <table:table-cell table:style-name="ce19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3">
            <text:p>93</text:p>
          </table:table-cell>
          <table:table-cell table:style-name="ce19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4">
            <text:p>94</text:p>
          </table:table-cell>
          <table:table-cell table:style-name="ce19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5">
            <text:p>95</text:p>
          </table:table-cell>
          <table:table-cell table:style-name="ce19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6">
            <text:p>96</text:p>
          </table:table-cell>
          <table:table-cell table:style-name="ce19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7">
            <text:p>97</text:p>
          </table:table-cell>
          <table:table-cell table:style-name="ce19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8">
            <text:p>98</text:p>
          </table:table-cell>
          <table:table-cell table:style-name="ce19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99">
            <text:p>99</text:p>
          </table:table-cell>
          <table:table-cell table:style-name="ce19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0">
            <text:p>100</text:p>
          </table:table-cell>
          <table:table-cell table:style-name="ce19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1">
            <text:p>101</text:p>
          </table:table-cell>
          <table:table-cell table:style-name="ce19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2">
            <text:p>102</text:p>
          </table:table-cell>
          <table:table-cell table:style-name="ce19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3">
            <text:p>103</text:p>
          </table:table-cell>
          <table:table-cell table:style-name="ce19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4">
            <text:p>104</text:p>
          </table:table-cell>
          <table:table-cell table:style-name="ce19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5">
            <text:p>105</text:p>
          </table:table-cell>
          <table:table-cell table:style-name="ce19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6">
            <text:p>106</text:p>
          </table:table-cell>
          <table:table-cell table:style-name="ce19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7">
            <text:p>107</text:p>
          </table:table-cell>
          <table:table-cell table:style-name="ce19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8">
            <text:p>108</text:p>
          </table:table-cell>
          <table:table-cell table:style-name="ce19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09">
            <text:p>109</text:p>
          </table:table-cell>
          <table:table-cell table:style-name="ce19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0">
            <text:p>110</text:p>
          </table:table-cell>
          <table:table-cell table:style-name="ce19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1">
            <text:p>111</text:p>
          </table:table-cell>
          <table:table-cell table:style-name="ce19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2">
            <text:p>112</text:p>
          </table:table-cell>
          <table:table-cell table:style-name="ce19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3">
            <text:p>113</text:p>
          </table:table-cell>
          <table:table-cell table:style-name="ce19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4">
            <text:p>114</text:p>
          </table:table-cell>
          <table:table-cell table:style-name="ce19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5">
            <text:p>115</text:p>
          </table:table-cell>
          <table:table-cell table:style-name="ce19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6">
            <text:p>116</text:p>
          </table:table-cell>
          <table:table-cell table:style-name="ce19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7">
            <text:p>117</text:p>
          </table:table-cell>
          <table:table-cell table:style-name="ce19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8">
            <text:p>118</text:p>
          </table:table-cell>
          <table:table-cell table:style-name="ce19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19">
            <text:p>119</text:p>
          </table:table-cell>
          <table:table-cell table:style-name="ce19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0">
            <text:p>120</text:p>
          </table:table-cell>
          <table:table-cell table:style-name="ce19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1">
            <text:p>121</text:p>
          </table:table-cell>
          <table:table-cell table:style-name="ce19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2">
            <text:p>122</text:p>
          </table:table-cell>
          <table:table-cell table:style-name="ce19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3">
            <text:p>123</text:p>
          </table:table-cell>
          <table:table-cell table:style-name="ce19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4">
            <text:p>124</text:p>
          </table:table-cell>
          <table:table-cell table:style-name="ce19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5">
            <text:p>125</text:p>
          </table:table-cell>
          <table:table-cell table:style-name="ce19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6">
            <text:p>126</text:p>
          </table:table-cell>
          <table:table-cell table:style-name="ce19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7">
            <text:p>127</text:p>
          </table:table-cell>
          <table:table-cell table:style-name="ce19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8">
            <text:p>128</text:p>
          </table:table-cell>
          <table:table-cell table:style-name="ce19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29">
            <text:p>129</text:p>
          </table:table-cell>
          <table:table-cell table:style-name="ce19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0">
            <text:p>130</text:p>
          </table:table-cell>
          <table:table-cell table:style-name="ce19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1">
            <text:p>131</text:p>
          </table:table-cell>
          <table:table-cell table:style-name="ce19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2">
            <text:p>132</text:p>
          </table:table-cell>
          <table:table-cell table:style-name="ce19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3">
            <text:p>133</text:p>
          </table:table-cell>
          <table:table-cell table:style-name="ce19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4">
            <text:p>134</text:p>
          </table:table-cell>
          <table:table-cell table:style-name="ce19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5">
            <text:p>135</text:p>
          </table:table-cell>
          <table:table-cell table:style-name="ce19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6">
            <text:p>136</text:p>
          </table:table-cell>
          <table:table-cell table:style-name="ce19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7">
            <text:p>137</text:p>
          </table:table-cell>
          <table:table-cell table:style-name="ce19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8">
            <text:p>138</text:p>
          </table:table-cell>
          <table:table-cell table:style-name="ce19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39">
            <text:p>139</text:p>
          </table:table-cell>
          <table:table-cell table:style-name="ce19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0">
            <text:p>140</text:p>
          </table:table-cell>
          <table:table-cell table:style-name="ce19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1">
            <text:p>141</text:p>
          </table:table-cell>
          <table:table-cell table:style-name="ce19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2">
            <text:p>142</text:p>
          </table:table-cell>
          <table:table-cell table:style-name="ce19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3">
            <text:p>143</text:p>
          </table:table-cell>
          <table:table-cell table:style-name="ce19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4">
            <text:p>144</text:p>
          </table:table-cell>
          <table:table-cell table:style-name="ce19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5">
            <text:p>145</text:p>
          </table:table-cell>
          <table:table-cell table:style-name="ce19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17" office:value-type="string">
            <text:p>led_5mm_clear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46">
            <text:p>146</text:p>
          </table:table-cell>
          <table:table-cell table:style-name="ce19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17" office:value-type="string">
            <text:p>led_5mm_blue</text:p>
          </table:table-cell>
          <table:table-cell table:style-name="ce29" office:value-type="float" office:value="3.54">
            <text:p>3.5400</text:p>
          </table:table-cell>
          <table:table-cell table:style-name="ce29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Generic</text:p>
          </table:table-cell>
          <table:table-cell table:style-name="ce17" office:value-type="string">
            <text:p>Any 3mm/5mm LED/Color</text:p>
          </table:table-cell>
          <table:table-cell table:style-name="ce17" office:value-type="string">
            <text:p>Optional</text:p>
          </table:table-cell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47">
            <text:p>147</text:p>
          </table:table-cell>
          <table:table-cell table:style-name="ce19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17" office:value-type="string">
            <text:p>led_5mm_blue</text:p>
          </table:table-cell>
          <table:table-cell table:style-name="ce29" office:value-type="float" office:value="4.23">
            <text:p>4.2300</text:p>
          </table:table-cell>
          <table:table-cell table:style-name="ce29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Generic</text:p>
          </table:table-cell>
          <table:table-cell table:style-name="ce17" office:value-type="string">
            <text:p>Any 3mm/5mm LED/Color</text:p>
          </table:table-cell>
          <table:table-cell table:style-name="ce17" office:value-type="string">
            <text:p>Optional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48">
            <text:p>148</text:p>
          </table:table-cell>
          <table:table-cell table:style-name="ce19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17" office:value-type="string">
            <text:p>SCK-24_600_ELL</text:p>
          </table:table-cell>
          <table:table-cell table:style-name="ce29" office:value-type="float" office:value="2.185">
            <text:p>2.1850</text:p>
          </table:table-cell>
          <table:table-cell table:style-name="ce29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</text:p>
          </table:table-cell>
          <table:table-cell table:number-columns-repeated="1012"/>
        </table:table-row>
        <table:table-row table:style-name="ro4">
          <table:table-cell table:style-name="ce13" office:value-type="float" office:value="149">
            <text:p>149</text:p>
          </table:table-cell>
          <table:table-cell table:style-name="ce19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17" office:value-type="string">
            <text:p>Fram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Ikea or Non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9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17" office:value-type="string">
            <text:p>FacePlate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Angus Hines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51">
            <text:p>151</text:p>
          </table:table-cell>
          <table:table-cell table:style-name="ce19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17" office:value-type="string">
            <text:p>con-hirose-UX60-MB-5S8</text:p>
          </table:table-cell>
          <table:table-cell table:style-name="ce29" office:value-type="float" office:value="7.19">
            <text:p>7.1900</text:p>
          </table:table-cell>
          <table:table-cell table:style-name="ce29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 office:value-type="string">
            <text:p>USB-Mini connector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52">
            <text:p>152</text:p>
          </table:table-cell>
          <table:table-cell table:style-name="ce19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17" office:value-type="string">
            <text:p>con-usb-USB-B-H</text:p>
          </table:table-cell>
          <table:table-cell table:style-name="ce29" office:value-type="float" office:value="6.675">
            <text:p>6.6750</text:p>
          </table:table-cell>
          <table:table-cell table:style-name="ce29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 office:value-type="string">
            <text:p>USB-B, Optional, instead of J1 or J3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53">
            <text:p>153</text:p>
          </table:table-cell>
          <table:table-cell table:style-name="ce19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17" office:value-type="string">
            <text:p>JACK_ALIM</text:p>
          </table:table-cell>
          <table:table-cell table:style-name="ce29" office:value-type="float" office:value="6.4875">
            <text:p>6.4875</text:p>
          </table:table-cell>
          <table:table-cell table:style-name="ce29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Barrel socket, Optional, instead of J1 or J2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54">
            <text:p>154</text:p>
          </table:table-cell>
          <table:table-cell table:style-name="ce19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17" office:value-type="string">
            <text:p>SEL</text:p>
          </table:table-cell>
          <table:table-cell table:style-name="ce29" office:value-type="float" office:value="2.3">
            <text:p>2.3000</text:p>
          </table:table-cell>
          <table:table-cell table:style-name="ce29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/>
          <table:table-cell table:style-name="ce19"/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XG8T-0231/XG8T-0231-ND/1829453">DigiKey</text:a></text:p>
          </table:table-cell>
          <table:table-cell table:style-name="ce17" office:value-type="string">
            <text:p>XG8T-0231-ND</text:p>
          </table:table-cell>
          <table:table-cell table:style-name="ce17" office:value-type="string">
            <text:p>Shorting Link (Jumper) for PWR_SEL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55">
            <text:p>155</text:p>
          </table:table-cell>
          <table:table-cell table:style-name="ce19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17" office:value-type="string">
            <text:p>pin_strip_3</text:p>
          </table:table-cell>
          <table:table-cell table:style-name="ce29" office:value-type="float" office:value="2.3">
            <text:p>2.3000</text:p>
          </table:table-cell>
          <table:table-cell table:style-name="ce29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/>
          <table:table-cell table:style-name="ce19"/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XG8T-0231/XG8T-0231-ND/1829453">DigiKey</text:a></text:p>
          </table:table-cell>
          <table:table-cell table:style-name="ce17" office:value-type="string">
            <text:p>XG8T-0231-ND</text:p>
          </table:table-cell>
          <table:table-cell table:style-name="ce17" office:value-type="string">
            <text:p>Shorting Link (Jumper) for PWR_SEL</text:p>
          </table:table-cell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56">
            <text:p>156</text:p>
          </table:table-cell>
          <table:table-cell table:style-name="ce19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17" office:value-type="string">
            <text:p>7Seg_Sel</text:p>
          </table:table-cell>
          <table:table-cell table:style-name="ce29" office:value-type="float" office:value="5.2275">
            <text:p>5.2275</text:p>
          </table:table-cell>
          <table:table-cell table:style-name="ce29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Solder Bridge for uC pin selection</text:p>
          </table:table-cell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57">
            <text:p>157</text:p>
          </table:table-cell>
          <table:table-cell table:style-name="ce19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17" office:value-type="string">
            <text:p>pin_strip_2</text:p>
          </table:table-cell>
          <table:table-cell table:style-name="ce29" office:value-type="float" office:value="7.12">
            <text:p>7.1200</text:p>
          </table:table-cell>
          <table:table-cell table:style-name="ce29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Link for INT RTC, OPEN for EXT RTC</text:p>
          </table:table-cell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58">
            <text:p>158</text:p>
          </table:table-cell>
          <table:table-cell table:style-name="ce19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17" office:value-type="string">
            <text:p>pin_strip_2</text:p>
          </table:table-cell>
          <table:table-cell table:style-name="ce29" office:value-type="float" office:value="7.12">
            <text:p>7.1200</text:p>
          </table:table-cell>
          <table:table-cell table:style-name="ce29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Link for INT RTC, OPEN for EXT RTC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59">
            <text:p>159</text:p>
          </table:table-cell>
          <table:table-cell table:style-name="ce19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17" office:value-type="string">
            <text:p>pin_strip_8</text:p>
          </table:table-cell>
          <table:table-cell table:style-name="ce29" office:value-type="float" office:value="5.185">
            <text:p>5.1850</text:p>
          </table:table-cell>
          <table:table-cell table:style-name="ce29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, 7 segment 4 digit display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60">
            <text:p>160</text:p>
          </table:table-cell>
          <table:table-cell table:style-name="ce19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17" office:value-type="string">
            <text:p>pin_strip_6-90</text:p>
          </table:table-cell>
          <table:table-cell table:style-name="ce29" office:value-type="float" office:value="1.75">
            <text:p>1.7500</text:p>
          </table:table-cell>
          <table:table-cell table:style-name="ce29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61">
            <text:p>161</text:p>
          </table:table-cell>
          <table:table-cell table:style-name="ce19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62">
            <text:p>162</text:p>
          </table:table-cell>
          <table:table-cell table:style-name="ce19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63">
            <text:p>163</text:p>
          </table:table-cell>
          <table:table-cell table:style-name="ce19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64">
            <text:p>164</text:p>
          </table:table-cell>
          <table:table-cell table:style-name="ce19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65">
            <text:p>165</text:p>
          </table:table-cell>
          <table:table-cell table:style-name="ce19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17" office:value-type="string">
            <text:p>pin_strip_3x2</text:p>
          </table:table-cell>
          <table:table-cell table:style-name="ce29" office:value-type="float" office:value="2.65">
            <text:p>2.6500</text:p>
          </table:table-cell>
          <table:table-cell table:style-name="ce29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66">
            <text:p>166</text:p>
          </table:table-cell>
          <table:table-cell table:style-name="ce19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67">
            <text:p>167</text:p>
          </table:table-cell>
          <table:table-cell table:style-name="ce19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Board and Baffle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68">
            <text:p>168</text:p>
          </table:table-cell>
          <table:table-cell table:style-name="ce19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69">
            <text:p>169</text:p>
          </table:table-cell>
          <table:table-cell table:style-name="ce19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0">
            <text:p>170</text:p>
          </table:table-cell>
          <table:table-cell table:style-name="ce19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1">
            <text:p>171</text:p>
          </table:table-cell>
          <table:table-cell table:style-name="ce19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2">
            <text:p>172</text:p>
          </table:table-cell>
          <table:table-cell table:style-name="ce19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3">
            <text:p>173</text:p>
          </table:table-cell>
          <table:table-cell table:style-name="ce19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4">
            <text:p>174</text:p>
          </table:table-cell>
          <table:table-cell table:style-name="ce19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5">
            <text:p>175</text:p>
          </table:table-cell>
          <table:table-cell table:style-name="ce19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6">
            <text:p>176</text:p>
          </table:table-cell>
          <table:table-cell table:style-name="ce19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7">
            <text:p>177</text:p>
          </table:table-cell>
          <table:table-cell table:style-name="ce19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8">
            <text:p>178</text:p>
          </table:table-cell>
          <table:table-cell table:style-name="ce19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79">
            <text:p>179</text:p>
          </table:table-cell>
          <table:table-cell table:style-name="ce19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80">
            <text:p>180</text:p>
          </table:table-cell>
          <table:table-cell table:style-name="ce19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81">
            <text:p>181</text:p>
          </table:table-cell>
          <table:table-cell table:style-name="ce19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82">
            <text:p>182</text:p>
          </table:table-cell>
          <table:table-cell table:style-name="ce19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83">
            <text:p>183</text:p>
          </table:table-cell>
          <table:table-cell table:style-name="ce19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17" office:value-type="string">
            <text:p>PROTO-6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Prototyping area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84">
            <text:p>184</text:p>
          </table:table-cell>
          <table:table-cell table:style-name="ce19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17" office:value-type="string">
            <text:p>pin_sck_4-90</text:p>
          </table:table-cell>
          <table:table-cell table:style-name="ce29" office:value-type="float" office:value="1.4">
            <text:p>1.4000</text:p>
          </table:table-cell>
          <table:table-cell table:style-name="ce29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85">
            <text:p>185</text:p>
          </table:table-cell>
          <table:table-cell table:style-name="ce19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17" office:value-type="string">
            <text:p>pin_strip_4-90</text:p>
          </table:table-cell>
          <table:table-cell table:style-name="ce29" office:value-type="float" office:value="7.26">
            <text:p>7.2600</text:p>
          </table:table-cell>
          <table:table-cell table:style-name="ce29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86">
            <text:p>186</text:p>
          </table:table-cell>
          <table:table-cell table:style-name="ce19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Pad01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Break Out Pad, no component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87">
            <text:p>187</text:p>
          </table:table-cell>
          <table:table-cell table:style-name="ce19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88">
            <text:p>188</text:p>
          </table:table-cell>
          <table:table-cell table:style-name="ce19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89">
            <text:p>189</text:p>
          </table:table-cell>
          <table:table-cell table:style-name="ce19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90">
            <text:p>190</text:p>
          </table:table-cell>
          <table:table-cell table:style-name="ce19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91">
            <text:p>191</text:p>
          </table:table-cell>
          <table:table-cell table:style-name="ce19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92">
            <text:p>192</text:p>
          </table:table-cell>
          <table:table-cell table:style-name="ce19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4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Fixing Screws for rtcBoB and rowBoB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193">
            <text:p>193</text:p>
          </table:table-cell>
          <table:table-cell table:style-name="ce19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office:value-type="string">
            <text:p>PCB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office:value-type="string">
            <text:p>Main Board, seeed</text:p>
          </table:table-cell>
          <table:table-cell table:style-name="ce3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4">
            <text:p>194</text:p>
          </table:table-cell>
          <table:table-cell table:style-name="ce19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6.835">
            <text:p>6.835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5">
            <text:p>195</text:p>
          </table:table-cell>
          <table:table-cell table:style-name="ce19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6.515">
            <text:p>6.515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6">
            <text:p>196</text:p>
          </table:table-cell>
          <table:table-cell table:style-name="ce19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6.18">
            <text:p>6.1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7">
            <text:p>197</text:p>
          </table:table-cell>
          <table:table-cell table:style-name="ce19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5.82">
            <text:p>5.8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8">
            <text:p>198</text:p>
          </table:table-cell>
          <table:table-cell table:style-name="ce19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5.46">
            <text:p>5.4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199">
            <text:p>199</text:p>
          </table:table-cell>
          <table:table-cell table:style-name="ce19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5.1">
            <text:p>5.1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0">
            <text:p>200</text:p>
          </table:table-cell>
          <table:table-cell table:style-name="ce19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4.74">
            <text:p>4.74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1">
            <text:p>201</text:p>
          </table:table-cell>
          <table:table-cell table:style-name="ce19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4.38">
            <text:p>4.3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2">
            <text:p>202</text:p>
          </table:table-cell>
          <table:table-cell table:style-name="ce19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4.02">
            <text:p>4.0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3">
            <text:p>203</text:p>
          </table:table-cell>
          <table:table-cell table:style-name="ce19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3.66">
            <text:p>3.6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4">
            <text:p>204</text:p>
          </table:table-cell>
          <table:table-cell table:style-name="ce19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5">
            <text:p>205</text:p>
          </table:table-cell>
          <table:table-cell table:style-name="ce19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2.94">
            <text:p>2.94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6">
            <text:p>206</text:p>
          </table:table-cell>
          <table:table-cell table:style-name="ce19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2.58">
            <text:p>2.5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7">
            <text:p>207</text:p>
          </table:table-cell>
          <table:table-cell table:style-name="ce19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2.22">
            <text:p>2.2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8">
            <text:p>208</text:p>
          </table:table-cell>
          <table:table-cell table:style-name="ce19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1.9">
            <text:p>1.9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09">
            <text:p>209</text:p>
          </table:table-cell>
          <table:table-cell table:style-name="ce19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1.66">
            <text:p>1.6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0">
            <text:p>210</text:p>
          </table:table-cell>
          <table:table-cell table:style-name="ce19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17" office:value-type="string">
            <text:p>to92_2N5401</text:p>
          </table:table-cell>
          <table:table-cell table:style-name="ce29" office:value-type="float" office:value="3.05">
            <text:p>3.0500</text:p>
          </table:table-cell>
          <table:table-cell table:style-name="ce29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1">
            <text:p>211</text:p>
          </table:table-cell>
          <table:table-cell table:style-name="ce19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6.76">
            <text:p>6.7600</text:p>
          </table:table-cell>
          <table:table-cell table:style-name="ce29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2">
            <text:p>212</text:p>
          </table:table-cell>
          <table:table-cell table:style-name="ce19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6.63">
            <text:p>6.6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3">
            <text:p>213</text:p>
          </table:table-cell>
          <table:table-cell table:style-name="ce19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6.295">
            <text:p>6.295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4">
            <text:p>214</text:p>
          </table:table-cell>
          <table:table-cell table:style-name="ce19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5.95">
            <text:p>5.9500</text:p>
          </table:table-cell>
          <table:table-cell table:style-name="ce29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5">
            <text:p>215</text:p>
          </table:table-cell>
          <table:table-cell table:style-name="ce19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5.59">
            <text:p>5.59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6">
            <text:p>216</text:p>
          </table:table-cell>
          <table:table-cell table:style-name="ce19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5.23">
            <text:p>5.2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7">
            <text:p>217</text:p>
          </table:table-cell>
          <table:table-cell table:style-name="ce19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4.87">
            <text:p>4.87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8">
            <text:p>218</text:p>
          </table:table-cell>
          <table:table-cell table:style-name="ce19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4.51">
            <text:p>4.5100</text:p>
          </table:table-cell>
          <table:table-cell table:style-name="ce29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19">
            <text:p>219</text:p>
          </table:table-cell>
          <table:table-cell table:style-name="ce19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4.15">
            <text:p>4.15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0">
            <text:p>220</text:p>
          </table:table-cell>
          <table:table-cell table:style-name="ce19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3.79">
            <text:p>3.79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1">
            <text:p>221</text:p>
          </table:table-cell>
          <table:table-cell table:style-name="ce19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3.43">
            <text:p>3.4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2">
            <text:p>222</text:p>
          </table:table-cell>
          <table:table-cell table:style-name="ce19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3.07">
            <text:p>3.07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3">
            <text:p>223</text:p>
          </table:table-cell>
          <table:table-cell table:style-name="ce19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2.71">
            <text:p>2.71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4">
            <text:p>224</text:p>
          </table:table-cell>
          <table:table-cell table:style-name="ce19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2.35">
            <text:p>2.35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5">
            <text:p>225</text:p>
          </table:table-cell>
          <table:table-cell table:style-name="ce19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2.015">
            <text:p>2.015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6">
            <text:p>226</text:p>
          </table:table-cell>
          <table:table-cell table:style-name="ce19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17" office:value-type="string">
            <text:p>rc03_vert_LED</text:p>
          </table:table-cell>
          <table:table-cell table:style-name="ce29" office:value-type="float" office:value="1.965">
            <text:p>1.9650</text:p>
          </table:table-cell>
          <table:table-cell table:style-name="ce29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7">
            <text:p>227</text:p>
          </table:table-cell>
          <table:table-cell table:style-name="ce19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1.8725">
            <text:p>1.8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8">
            <text:p>228</text:p>
          </table:table-cell>
          <table:table-cell table:style-name="ce19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2.4725">
            <text:p>2.4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29">
            <text:p>229</text:p>
          </table:table-cell>
          <table:table-cell table:style-name="ce19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0725">
            <text:p>3.0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0">
            <text:p>230</text:p>
          </table:table-cell>
          <table:table-cell table:style-name="ce19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17" office:value-type="string">
            <text:p>RC03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1">
            <text:p>231</text:p>
          </table:table-cell>
          <table:table-cell table:style-name="ce19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17" office:value-type="string">
            <text:p>RC03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2">
            <text:p>232</text:p>
          </table:table-cell>
          <table:table-cell table:style-name="ce19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99">
            <text:p>3.990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3">
            <text:p>233</text:p>
          </table:table-cell>
          <table:table-cell table:style-name="ce19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6725">
            <text:p>3.6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4">
            <text:p>234</text:p>
          </table:table-cell>
          <table:table-cell table:style-name="ce19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17" office:value-type="string">
            <text:p>RC03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5">
            <text:p>235</text:p>
          </table:table-cell>
          <table:table-cell table:style-name="ce19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17" office:value-type="string">
            <text:p>RC03</text:p>
          </table:table-cell>
          <table:table-cell table:style-name="ce29" office:value-type="float" office:value="3.09">
            <text:p>3.0900</text:p>
          </table:table-cell>
          <table:table-cell table:style-name="ce29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6">
            <text:p>236</text:p>
          </table:table-cell>
          <table:table-cell table:style-name="ce19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17" office:value-type="string">
            <text:p>RC03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7">
            <text:p>237</text:p>
          </table:table-cell>
          <table:table-cell table:style-name="ce19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17" office:value-type="string">
            <text:p>RC03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8">
            <text:p>238</text:p>
          </table:table-cell>
          <table:table-cell table:style-name="ce19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3.7075">
            <text:p>3.7075</text:p>
          </table:table-cell>
          <table:table-cell table:style-name="ce29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39">
            <text:p>239</text:p>
          </table:table-cell>
          <table:table-cell table:style-name="ce19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17" office:value-type="string">
            <text:p>pin_strip_2</text:p>
          </table:table-cell>
          <table:table-cell table:style-name="ce29" office:value-type="float" office:value="5.1">
            <text:p>5.1000</text:p>
          </table:table-cell>
          <table:table-cell table:style-name="ce29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 office:value-type="string">
            <text:p>Optional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0">
            <text:p>240</text:p>
          </table:table-cell>
          <table:table-cell table:style-name="ce19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17" office:value-type="string">
            <text:p>RC03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1">
            <text:p>241</text:p>
          </table:table-cell>
          <table:table-cell table:style-name="ce19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17" office:value-type="string">
            <text:p>Pot-Var2</text:p>
          </table:table-cell>
          <table:table-cell table:style-name="ce29" office:value-type="float" office:value="4.5">
            <text:p>4.5000</text:p>
          </table:table-cell>
          <table:table-cell table:style-name="ce29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2K00/CF18JT2K00CT-ND/2022749">DigiKey</text:a></text:p>
          </table:table-cell>
          <table:table-cell table:style-name="ce17" office:value-type="string">
            <text:p>CF18JT2K0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2">
            <text:p>242</text:p>
          </table:table-cell>
          <table:table-cell table:style-name="ce19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17" office:value-type="string">
            <text:p>RC03</text:p>
          </table:table-cell>
          <table:table-cell table:style-name="ce29" office:value-type="float" office:value="1.335">
            <text:p>1.3350</text:p>
          </table:table-cell>
          <table:table-cell table:style-name="ce29" office:value-type="float" office:value="1.91">
            <text:p>1.9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3">
            <text:p>243</text:p>
          </table:table-cell>
          <table:table-cell table:style-name="ce19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5.7025">
            <text:p>5.7025</text:p>
          </table:table-cell>
          <table:table-cell table:style-name="ce29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4">
            <text:p>244</text:p>
          </table:table-cell>
          <table:table-cell table:style-name="ce19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5.625">
            <text:p>5.6250</text:p>
          </table:table-cell>
          <table:table-cell table:style-name="ce29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5">
            <text:p>245</text:p>
          </table:table-cell>
          <table:table-cell table:style-name="ce19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17" office:value-type="string">
            <text:p>RC03</text:p>
          </table:table-cell>
          <table:table-cell table:style-name="ce29" office:value-type="float" office:value="5.7025">
            <text:p>5.7025</text:p>
          </table:table-cell>
          <table:table-cell table:style-name="ce29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246">
            <text:p>246</text:p>
          </table:table-cell>
          <table:table-cell table:style-name="ce19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17" office:value-type="string">
            <text:p>vite_3mm</text:p>
          </table:table-cell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32" table:number-columns-repeated="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7">
            <text:p>247</text:p>
          </table:table-cell>
          <table:table-cell table:style-name="ce19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17" office:value-type="string">
            <text:p>Speake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8">
            <text:p>248</text:p>
          </table:table-cell>
          <table:table-cell table:style-name="ce19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17" office:value-type="string">
            <text:p>SW_PB_V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49">
            <text:p>249</text:p>
          </table:table-cell>
          <table:table-cell table:style-name="ce19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17" office:value-type="string">
            <text:p>SW_PB_V</text:p>
          </table:table-cell>
          <table:table-cell table:style-name="ce29" office:value-type="float" office:value="2.7">
            <text:p>2.7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0">
            <text:p>250</text:p>
          </table:table-cell>
          <table:table-cell table:style-name="ce19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17" office:value-type="string">
            <text:p>SW_PB_V</text:p>
          </table:table-cell>
          <table:table-cell table:style-name="ce29" office:value-type="float" office:value="2.1">
            <text:p>2.1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1">
            <text:p>251</text:p>
          </table:table-cell>
          <table:table-cell table:style-name="ce19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17" office:value-type="string">
            <text:p>SW_PB_V</text:p>
          </table:table-cell>
          <table:table-cell table:style-name="ce29" office:value-type="float" office:value="1.5">
            <text:p>1.5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2">
            <text:p>252</text:p>
          </table:table-cell>
          <table:table-cell table:style-name="ce19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17" office:value-type="string">
            <text:p>SW_PB_V</text:p>
          </table:table-cell>
          <table:table-cell table:style-name="ce29" office:value-type="float" office:value="3.9">
            <text:p>3.9000</text:p>
          </table:table-cell>
          <table:table-cell table:style-name="ce29" office:value-type="float" office:value="1.2725">
            <text:p>1.27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FSMRA3JH/450-1657-ND/1632543">DigiKey</text:a></text:p>
          </table:table-cell>
          <table:table-cell table:style-name="ce17" office:value-type="string">
            <text:p>450-1657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3">
            <text:p>253</text:p>
          </table:table-cell>
          <table:table-cell table:style-name="ce19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, for rear mount, in place of SW1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4">
            <text:p>254</text:p>
          </table:table-cell>
          <table:table-cell table:style-name="ce19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2.7">
            <text:p>2.7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, for rear mount, in place of SW2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5">
            <text:p>255</text:p>
          </table:table-cell>
          <table:table-cell table:style-name="ce19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2.1">
            <text:p>2.1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, for rear mount, in place of SW3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6">
            <text:p>256</text:p>
          </table:table-cell>
          <table:table-cell table:style-name="ce19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1.5">
            <text:p>1.5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, for rear mount, in place of SW4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7">
            <text:p>257</text:p>
          </table:table-cell>
          <table:table-cell table:style-name="ce19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17" office:value-type="string">
            <text:p>SW-PB-MOD</text:p>
          </table:table-cell>
          <table:table-cell table:style-name="ce29" office:value-type="float" office:value="3.9">
            <text:p>3.9000</text:p>
          </table:table-cell>
          <table:table-cell table:style-name="ce29" office:value-type="float" office:value="1.4">
            <text:p>1.4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FSM4JH/450-1650-ND/1632536">DigiKey</text:a></text:p>
          </table:table-cell>
          <table:table-cell table:style-name="ce17" office:value-type="string">
            <text:p>450-1650-ND</text:p>
          </table:table-cell>
          <table:table-cell table:style-name="ce17" office:value-type="string">
            <text:p>Optional, for rear mount, in place of SW5</text:p>
          </table:table-cell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58">
            <text:p>258</text:p>
          </table:table-cell>
          <table:table-cell table:style-name="ce19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17" office:value-type="string">
            <text:p>dil_16-300_socket</text:p>
          </table:table-cell>
          <table:table-cell table:style-name="ce29" office:value-type="float" office:value="1.985">
            <text:p>1.9850</text:p>
          </table:table-cell>
          <table:table-cell table:style-name="ce29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4">
          <table:table-cell table:style-name="ce13" office:value-type="float" office:value="259">
            <text:p>259</text:p>
          </table:table-cell>
          <table:table-cell table:style-name="ce19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17" office:value-type="string">
            <text:p>TO-220_Horizontal</text:p>
          </table:table-cell>
          <table:table-cell table:style-name="ce29" office:value-type="float" office:value="6.1025">
            <text:p>6.1025</text:p>
          </table:table-cell>
          <table:table-cell table:style-name="ce29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/>
          <table:table-cell table:style-name="ce32" table:number-columns-repeated="2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60">
            <text:p>260</text:p>
          </table:table-cell>
          <table:table-cell table:style-name="ce19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17" office:value-type="string">
            <text:p>dil_28-300_socket</text:p>
          </table:table-cell>
          <table:table-cell table:style-name="ce29" office:value-type="float" office:value="3.49">
            <text:p>3.4900</text:p>
          </table:table-cell>
          <table:table-cell table:style-name="ce29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/>
          <table:table-cell table:style-name="ce19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61">
            <text:p>261</text:p>
          </table:table-cell>
          <table:table-cell table:style-name="ce19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17" office:value-type="string">
            <text:p>DIP-24__600_ELL</text:p>
          </table:table-cell>
          <table:table-cell table:style-name="ce29" office:value-type="float" office:value="5.12">
            <text:p>5.1200</text:p>
          </table:table-cell>
          <table:table-cell table:style-name="ce29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/>
          <table:table-cell table:style-name="ce19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62">
            <text:p>262</text:p>
          </table:table-cell>
          <table:table-cell table:style-name="ce19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17" office:value-type="string">
            <text:p>DS3231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#/DS3231S%23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5">
          <table:table-cell table:style-name="ce13" office:value-type="float" office:value="263">
            <text:p>263</text:p>
          </table:table-cell>
          <table:table-cell table:style-name="ce19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17" office:value-type="string">
            <text:p>XTAL</text:p>
          </table:table-cell>
          <table:table-cell table:style-name="ce29" office:value-type="float" office:value="3.24">
            <text:p>3.240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/>
          <table:table-cell table:number-columns-repeated="1012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Assembly" table:style-name="ta1" table:print-ranges="BoM_Assembly.A1:BoM_Assembly.K251">
        <office:forms form:automatic-focus="false" form:apply-design-mode="false"/>
        <table:table-column table:style-name="co22" table:default-cell-style-name="ce40"/>
        <table:table-column table:style-name="co23" table:default-cell-style-name="ce10"/>
        <table:table-column table:style-name="co4" table:default-cell-style-name="ce10"/>
        <table:table-column table:style-name="co5" table:visibility="collapse" table:number-columns-repeated="4" table:default-cell-style-name="ce14"/>
        <table:table-column table:style-name="co18" table:default-cell-style-name="ce10"/>
        <table:table-column table:style-name="co24" table:default-cell-style-name="ce10"/>
        <table:table-column table:style-name="co25" table:default-cell-style-name="ce31"/>
        <table:table-column table:style-name="co26" table:default-cell-style-name="ce31"/>
        <table:table-column table:style-name="co5" table:number-columns-repeated="1013" table:default-cell-style-name="ce10"/>
        <table:table-row table:style-name="ro6">
          <table:table-cell table:style-name="ce35" office:value-type="string" table:number-columns-spanned="11" table:number-rows-spanned="1">
            <text:p>WYOLUM : CLOCKTHREE-JUNIOR (C3Jr_v2) PARTS LIST</text:p>
          </table:table-cell>
          <table:covered-table-cell table:number-columns-repeated="2" table:style-name="ce16"/>
          <table:covered-table-cell table:number-columns-repeated="4" table:style-name="ce12"/>
          <table:covered-table-cell table:number-columns-repeated="2" table:style-name="ce16"/>
          <table:covered-table-cell table:number-columns-repeated="2" table:style-name="ce34"/>
          <table:table-cell table:style-name="ce21" table:number-columns-repeated="1013"/>
        </table:table-row>
        <table:table-row table:style-name="ro6">
          <table:table-cell table:style-name="ce36"/>
          <table:table-cell table:style-name="ce21" table:number-columns-repeated="2"/>
          <table:table-cell table:style-name="ce43" table:number-columns-repeated="4"/>
          <table:table-cell table:style-name="ce21" table:number-columns-repeated="2"/>
          <table:table-cell table:style-name="ce47" table:number-columns-repeated="2"/>
          <table:table-cell table:style-name="ce21" table:number-columns-repeated="1013"/>
        </table:table-row>
        <table:table-row table:style-name="ro6">
          <table:table-cell table:style-name="ce37" office:value-type="string">
            <text:p>Part</text:p>
          </table:table-cell>
          <table:table-cell table:style-name="ce16" office:value-type="string">
            <text:p>Value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Position X</text:p>
          </table:table-cell>
          <table:table-cell table:style-name="ce12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16" office:value-type="string">
            <text:p>Vendor</text:p>
          </table:table-cell>
          <table:table-cell table:style-name="ce16" office:value-type="string">
            <text:p>Vendor P/N</text:p>
          </table:table-cell>
          <table:table-cell table:style-name="ce34" office:value-type="string">
            <text:p>NOTE1</text:p>
          </table:table-cell>
          <table:table-cell table:style-name="ce34" office:value-type="string">
            <text:p>NOTE 2</text:p>
          </table:table-cell>
          <table:table-cell table:style-name="ce21" table:number-columns-repeated="1013"/>
        </table:table-row>
        <table:table-row table:style-name="ro6">
          <table:table-cell table:style-name="ce38" office:value-type="string">
            <text:p>BT1</text:p>
          </table:table-cell>
          <table:table-cell table:style-name="ce39" office:value-type="string">
            <text:p>BATT_RTC</text:p>
          </table:table-cell>
          <table:table-cell table:style-name="ce39" office:value-type="string">
            <text:p>CR2032</text:p>
          </table:table-cell>
          <table:table-cell table:style-name="ce44" office:value-type="float" office:value="6.34">
            <text:p>6.3400</text:p>
          </table:table-cell>
          <table:table-cell table:style-name="ce44" office:value-type="float" office:value="1.855">
            <text:p>1.855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39" office:value-type="string">
            <text:p>3003K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*</text:p>
          </table:table-cell>
          <table:table-cell table:style-name="ce39" office:value-type="string">
            <text:p>3V CR2032 Battery</text:p>
          </table:table-cell>
          <table:table-cell table:style-name="ce39"/>
          <table:table-cell table:style-name="ce44" table:number-columns-repeated="2"/>
          <table:table-cell table:style-name="ce46" table:number-columns-repeated="2"/>
          <table:table-cell table:style-name="ce39" office:value-type="string">
            <text:p><text:a xlink:href="http://search.digikey.com/us/en/products/CR2032/P189-ND/31939">DigiKey</text:a></text:p>
          </table:table-cell>
          <table:table-cell table:style-name="ce39" office:value-type="string">
            <text:p>P189-ND</text:p>
          </table:table-cell>
          <table:table-cell table:style-name="ce39" office:value-type="string">
            <text:p>Coin Battery for BT1 socket</text:p>
          </table:table-cell>
          <table:table-cell table:style-name="ce39"/>
          <table:table-cell table:number-columns-repeated="1013"/>
        </table:table-row>
        <table:table-row table:style-name="ro7">
          <table:table-cell table:style-name="ce38" office:value-type="string">
            <text:p>C3, C6, C7, C9, C10</text:p>
          </table:table-cell>
          <table:table-cell table:style-name="ce39" office:value-type="string">
            <text:p>100n</text:p>
          </table:table-cell>
          <table:table-cell table:style-name="ce39" office:value-type="string">
            <text:p>C2</text:p>
          </table:table-cell>
          <table:table-cell table:style-name="ce44" office:value-type="float" office:value="3.645">
            <text:p>3.6450</text:p>
          </table:table-cell>
          <table:table-cell table:style-name="ce44" office:value-type="float" office:value="9.16">
            <text:p>9.16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R82DC3100AA50J/399-5863-ND/2571298">DigiKey</text:a></text:p>
          </table:table-cell>
          <table:table-cell table:style-name="ce39" office:value-type="string">
            <text:p>399-5863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C6</text:p>
          </table:table-cell>
          <table:table-cell table:style-name="ce39" office:value-type="string">
            <text:p>100n</text:p>
          </table:table-cell>
          <table:table-cell table:style-name="ce39" office:value-type="string">
            <text:p>C2</text:p>
          </table:table-cell>
          <table:table-cell table:style-name="ce44" office:value-type="float" office:value="5.9">
            <text:p>5.9000</text:p>
          </table:table-cell>
          <table:table-cell table:style-name="ce44" office:value-type="float" office:value="9.34">
            <text:p>9.34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R82DC3100AA50J/399-5863-ND/2571298">DigiKey</text:a></text:p>
          </table:table-cell>
          <table:table-cell table:style-name="ce39" office:value-type="string">
            <text:p>399-5863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C7</text:p>
          </table:table-cell>
          <table:table-cell table:style-name="ce39" office:value-type="string">
            <text:p>100n</text:p>
          </table:table-cell>
          <table:table-cell table:style-name="ce39" office:value-type="string">
            <text:p>C2</text:p>
          </table:table-cell>
          <table:table-cell table:style-name="ce44" office:value-type="float" office:value="2">
            <text:p>2.0000</text:p>
          </table:table-cell>
          <table:table-cell table:style-name="ce44" office:value-type="float" office:value="9.245">
            <text:p>9.245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R82DC3100AA50J/399-5863-ND/2571298">DigiKey</text:a></text:p>
          </table:table-cell>
          <table:table-cell table:style-name="ce39" office:value-type="string">
            <text:p>399-5863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C1, C2, C8</text:p>
          </table:table-cell>
          <table:table-cell table:style-name="ce39" office:value-type="string">
            <text:p>100u</text:p>
          </table:table-cell>
          <table:table-cell table:style-name="ce39" office:value-type="string">
            <text:p>CP_5x11mm</text:p>
          </table:table-cell>
          <table:table-cell table:style-name="ce44" office:value-type="float" office:value="6.695">
            <text:p>6.6950</text:p>
          </table:table-cell>
          <table:table-cell table:style-name="ce44" office:value-type="float" office:value="8.88">
            <text:p>8.88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ECE-A1CKA101/P833-ND/44757">DigiKey</text:a></text:p>
          </table:table-cell>
          <table:table-cell table:style-name="ce39" office:value-type="string">
            <text:p>P833-ND</text:p>
          </table:table-cell>
          <table:table-cell table:style-name="ce39" office:value-type="string">
            <text:p>C1, C2 required only if cascading C3Jr units</text:p>
          </table:table-cell>
          <table:table-cell table:style-name="ce39"/>
          <table:table-cell table:number-columns-repeated="1013"/>
        </table:table-row>
        <table:table-row table:style-name="ro6" table:visibility="collapse">
          <table:table-cell table:style-name="ce38" office:value-type="string">
            <text:p>C9</text:p>
          </table:table-cell>
          <table:table-cell table:style-name="ce39" office:value-type="string">
            <text:p>100n</text:p>
          </table:table-cell>
          <table:table-cell table:style-name="ce39" office:value-type="string">
            <text:p>C2</text:p>
          </table:table-cell>
          <table:table-cell table:style-name="ce44" office:value-type="float" office:value="7.03">
            <text:p>7.0300</text:p>
          </table:table-cell>
          <table:table-cell table:style-name="ce44" office:value-type="float" office:value="9.05">
            <text:p>9.05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R82DC3100AA50J/399-5863-ND/2571298">DigiKey</text:a></text:p>
          </table:table-cell>
          <table:table-cell table:style-name="ce39" office:value-type="string">
            <text:p>399-5863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C10</text:p>
          </table:table-cell>
          <table:table-cell table:style-name="ce39" office:value-type="string">
            <text:p>100n</text:p>
          </table:table-cell>
          <table:table-cell table:style-name="ce39" office:value-type="string">
            <text:p>C2</text:p>
          </table:table-cell>
          <table:table-cell table:style-name="ce44" office:value-type="float" office:value="6.865">
            <text:p>6.8650</text:p>
          </table:table-cell>
          <table:table-cell table:style-name="ce44" office:value-type="float" office:value="2.105">
            <text:p>2.105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R82DC3100AA50J/399-5863-ND/2571298">DigiKey</text:a></text:p>
          </table:table-cell>
          <table:table-cell table:style-name="ce39" office:value-type="string">
            <text:p>399-5863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C11, C12</text:p>
          </table:table-cell>
          <table:table-cell table:style-name="ce39" office:value-type="string">
            <text:p>22p</text:p>
          </table:table-cell>
          <table:table-cell table:style-name="ce39" office:value-type="string">
            <text:p>cnp_3mm_disc</text:p>
          </table:table-cell>
          <table:table-cell table:style-name="ce44" office:value-type="float" office:value="3.4425">
            <text:p>3.4425</text:p>
          </table:table-cell>
          <table:table-cell table:style-name="ce44" office:value-type="float" office:value="9.11">
            <text:p>9.11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K220J15C0GF5TH5/BC1034CT-ND/286656">DigiKey</text:a></text:p>
          </table:table-cell>
          <table:table-cell table:style-name="ce39" office:value-type="string">
            <text:p>BC1034CT-ND</text:p>
          </table:table-cell>
          <table:table-cell table:style-name="ce39" office:value-type="string">
            <text:p>Optional</text:p>
          </table:table-cell>
          <table:table-cell table:style-name="ce39" office:value-type="string">
            <text:p>if using crystal</text:p>
          </table:table-cell>
          <table:table-cell table:number-columns-repeated="1013"/>
        </table:table-row>
        <table:table-row table:style-name="ro6" table:visibility="collapse">
          <table:table-cell table:style-name="ce38" office:value-type="string">
            <text:p>C12</text:p>
          </table:table-cell>
          <table:table-cell table:style-name="ce39" office:value-type="string">
            <text:p>22p</text:p>
          </table:table-cell>
          <table:table-cell table:style-name="ce39" office:value-type="string">
            <text:p>cnp_3mm_disc</text:p>
          </table:table-cell>
          <table:table-cell table:style-name="ce44" office:value-type="float" office:value="3.0375">
            <text:p>3.0375</text:p>
          </table:table-cell>
          <table:table-cell table:style-name="ce44" office:value-type="float" office:value="9.11">
            <text:p>9.11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K220J15C0GF5TH5/BC1034CT-ND/286656">DigiKey</text:a></text:p>
          </table:table-cell>
          <table:table-cell table:style-name="ce39" office:value-type="string">
            <text:p>BC1034CT-ND</text:p>
          </table:table-cell>
          <table:table-cell table:style-name="ce39" office:value-type="string">
            <text:p>Optional</text:p>
          </table:table-cell>
          <table:table-cell table:style-name="ce39" office:value-type="string">
            <text:p>if using crystal</text:p>
          </table:table-cell>
          <table:table-cell table:number-columns-repeated="1013"/>
        </table:table-row>
        <table:table-row table:style-name="ro6">
          <table:table-cell table:style-name="ce38" office:value-type="string">
            <text:p>CD1, CD2, CD3</text:p>
          </table:table-cell>
          <table:table-cell table:style-name="ce39" office:value-type="string">
            <text:p>CDOT1</text:p>
          </table:table-cell>
          <table:table-cell table:style-name="ce39" office:value-type="string">
            <text:p>pin_strip_4</text:p>
          </table:table-cell>
          <table:table-cell table:style-name="ce44" office:value-type="float" office:value="6.3375">
            <text:p>6.3375</text:p>
          </table:table-cell>
          <table:table-cell table:style-name="ce44" office:value-type="float" office:value="1.4675">
            <text:p>1.4675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table:number-columns-repeated="2"/>
          <table:table-cell table:style-name="ce39" office:value-type="string">
            <text:p>Optional</text:p>
          </table:table-cell>
          <table:table-cell table:style-name="ce39" office:value-type="string">
            <text:p>if using ChronoDot</text:p>
          </table:table-cell>
          <table:table-cell table:number-columns-repeated="1013"/>
        </table:table-row>
        <table:table-row table:style-name="ro6" table:visibility="collapse">
          <table:table-cell table:style-name="ce38" office:value-type="string">
            <text:p>CD2</text:p>
          </table:table-cell>
          <table:table-cell table:style-name="ce39" office:value-type="string">
            <text:p>CDOT2</text:p>
          </table:table-cell>
          <table:table-cell table:style-name="ce39" office:value-type="string">
            <text:p>pin_strip_4</text:p>
          </table:table-cell>
          <table:table-cell table:style-name="ce44" office:value-type="float" office:value="6.3375">
            <text:p>6.3375</text:p>
          </table:table-cell>
          <table:table-cell table:style-name="ce44" office:value-type="float" office:value="2.3675">
            <text:p>2.3675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table:number-columns-repeated="2"/>
          <table:table-cell table:style-name="ce39" office:value-type="string">
            <text:p>Optional</text:p>
          </table:table-cell>
          <table:table-cell table:style-name="ce39" office:value-type="string">
            <text:p>if using ChronoDot</text:p>
          </table:table-cell>
          <table:table-cell table:number-columns-repeated="1013"/>
        </table:table-row>
        <table:table-row table:style-name="ro6" table:visibility="collapse">
          <table:table-cell table:style-name="ce38" office:value-type="string">
            <text:p>CD3</text:p>
          </table:table-cell>
          <table:table-cell table:style-name="ce39" office:value-type="string">
            <text:p>CDOT3</text:p>
          </table:table-cell>
          <table:table-cell table:style-name="ce39" office:value-type="string">
            <text:p>pin_strip_4</text:p>
          </table:table-cell>
          <table:table-cell table:style-name="ce44" office:value-type="float" office:value="6.3375">
            <text:p>6.3375</text:p>
          </table:table-cell>
          <table:table-cell table:style-name="ce44" office:value-type="float" office:value="1.2275">
            <text:p>1.2275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table:number-columns-repeated="2"/>
          <table:table-cell table:style-name="ce39" office:value-type="string">
            <text:p>Optional</text:p>
          </table:table-cell>
          <table:table-cell table:style-name="ce39" office:value-type="string">
            <text:p>if using ChronoDot</text:p>
          </table:table-cell>
          <table:table-cell table:number-columns-repeated="1013"/>
        </table:table-row>
        <table:table-row table:style-name="ro6">
          <table:table-cell table:style-name="ce38" office:value-type="string">
            <text:p>D1 ~ D12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2">
            <text:p>1.2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6">
            <text:p>1.6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">
            <text:p>2.0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4">
            <text:p>2.4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8">
            <text:p>2.8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6">
            <text:p>3.6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">
            <text:p>4.0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4">
            <text:p>4.4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8">
            <text:p>4.8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2">
            <text:p>5.2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6">
            <text:p>5.6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">
            <text:p>6.0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4">
            <text:p>6.4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8">
            <text:p>6.8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7.2">
            <text:p>7.2000</text:p>
          </table:table-cell>
          <table:table-cell table:style-name="ce44" office:value-type="float" office:value="3.05">
            <text:p>3.0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2">
            <text:p>1.2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6">
            <text:p>1.6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">
            <text:p>2.0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4">
            <text:p>2.4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8">
            <text:p>2.8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6">
            <text:p>3.6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">
            <text:p>4.0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4">
            <text:p>4.4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8">
            <text:p>4.8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2">
            <text:p>5.2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6">
            <text:p>5.6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2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">
            <text:p>6.0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4">
            <text:p>6.4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8">
            <text:p>6.8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7.2">
            <text:p>7.2000</text:p>
          </table:table-cell>
          <table:table-cell table:style-name="ce44" office:value-type="float" office:value="3.75">
            <text:p>3.7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2">
            <text:p>1.2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6">
            <text:p>1.6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">
            <text:p>2.0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4">
            <text:p>2.4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8">
            <text:p>2.8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3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6">
            <text:p>3.6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">
            <text:p>4.0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4">
            <text:p>4.4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8">
            <text:p>4.8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2">
            <text:p>5.2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6">
            <text:p>5.6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">
            <text:p>6.0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4">
            <text:p>6.4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8">
            <text:p>6.8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7.2">
            <text:p>7.2000</text:p>
          </table:table-cell>
          <table:table-cell table:style-name="ce44" office:value-type="float" office:value="4.45">
            <text:p>4.4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4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2">
            <text:p>1.2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6">
            <text:p>1.6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">
            <text:p>2.0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4">
            <text:p>2.4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8">
            <text:p>2.8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6">
            <text:p>3.6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">
            <text:p>4.0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4">
            <text:p>4.4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8">
            <text:p>4.8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5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2">
            <text:p>5.2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6">
            <text:p>5.6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">
            <text:p>6.0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4">
            <text:p>6.4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8">
            <text:p>6.8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7.2">
            <text:p>7.2000</text:p>
          </table:table-cell>
          <table:table-cell table:style-name="ce44" office:value-type="float" office:value="5.15">
            <text:p>5.1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2">
            <text:p>1.2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6">
            <text:p>1.6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">
            <text:p>2.0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4">
            <text:p>2.4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6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8">
            <text:p>2.8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6">
            <text:p>3.6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">
            <text:p>4.0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4">
            <text:p>4.4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8">
            <text:p>4.8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2">
            <text:p>5.2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6">
            <text:p>5.6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">
            <text:p>6.0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4">
            <text:p>6.4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7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8">
            <text:p>6.8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7.2">
            <text:p>7.2000</text:p>
          </table:table-cell>
          <table:table-cell table:style-name="ce44" office:value-type="float" office:value="5.85">
            <text:p>5.8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2">
            <text:p>1.2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6">
            <text:p>1.6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">
            <text:p>2.0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4">
            <text:p>2.4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8">
            <text:p>2.8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6">
            <text:p>3.6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">
            <text:p>4.0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8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4">
            <text:p>4.4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8">
            <text:p>4.8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2">
            <text:p>5.2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6">
            <text:p>5.6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">
            <text:p>6.0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4">
            <text:p>6.4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8">
            <text:p>6.8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7.2">
            <text:p>7.2000</text:p>
          </table:table-cell>
          <table:table-cell table:style-name="ce44" office:value-type="float" office:value="6.55">
            <text:p>6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2">
            <text:p>1.2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6">
            <text:p>1.6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9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">
            <text:p>2.0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4">
            <text:p>2.4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8">
            <text:p>2.8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6">
            <text:p>3.6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">
            <text:p>4.0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4">
            <text:p>4.4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8">
            <text:p>4.8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2">
            <text:p>5.2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6">
            <text:p>5.6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0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">
            <text:p>6.0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4">
            <text:p>6.4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8">
            <text:p>6.8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7.2">
            <text:p>7.2000</text:p>
          </table:table-cell>
          <table:table-cell table:style-name="ce44" office:value-type="float" office:value="7.25">
            <text:p>7.2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2">
            <text:p>1.2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1.6">
            <text:p>1.6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">
            <text:p>2.0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4">
            <text:p>2.4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2.8">
            <text:p>2.8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19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3.6">
            <text:p>3.6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0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">
            <text:p>4.0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1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4">
            <text:p>4.4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2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4.8">
            <text:p>4.8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3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2">
            <text:p>5.2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4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5.6">
            <text:p>5.6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5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">
            <text:p>6.0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6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4">
            <text:p>6.4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7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6.8">
            <text:p>6.8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D128</text:p>
          </table:table-cell>
          <table:table-cell table:style-name="ce39" office:value-type="string">
            <text:p>LED</text:p>
          </table:table-cell>
          <table:table-cell table:style-name="ce39" office:value-type="string">
            <text:p>led_5mm_clear</text:p>
          </table:table-cell>
          <table:table-cell table:style-name="ce44" office:value-type="float" office:value="7.2">
            <text:p>7.2000</text:p>
          </table:table-cell>
          <table:table-cell table:style-name="ce44" office:value-type="float" office:value="7.95">
            <text:p>7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39" office:value-type="string">
            <text:p>C535A-WJN-CU0V0231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D258</text:p>
          </table:table-cell>
          <table:table-cell table:style-name="ce39" office:value-type="string">
            <text:p>DBG</text:p>
          </table:table-cell>
          <table:table-cell table:style-name="ce39" office:value-type="string">
            <text:p>led_5mm_blue</text:p>
          </table:table-cell>
          <table:table-cell table:style-name="ce44" office:value-type="float" office:value="3.54">
            <text:p>3.5400</text:p>
          </table:table-cell>
          <table:table-cell table:style-name="ce44" office:value-type="float" office:value="9.8">
            <text:p>9.80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Generic</text:p>
          </table:table-cell>
          <table:table-cell table:style-name="ce39" office:value-type="string">
            <text:p>Any 3mm/5mm LED/Color</text:p>
          </table:table-cell>
          <table:table-cell table:style-name="ce39" office:value-type="string">
            <text:p>Optional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D260</text:p>
          </table:table-cell>
          <table:table-cell table:style-name="ce39" office:value-type="string">
            <text:p>PWR</text:p>
          </table:table-cell>
          <table:table-cell table:style-name="ce39" office:value-type="string">
            <text:p>led_5mm_blue</text:p>
          </table:table-cell>
          <table:table-cell table:style-name="ce44" office:value-type="float" office:value="4.23">
            <text:p>4.2300</text:p>
          </table:table-cell>
          <table:table-cell table:style-name="ce44" office:value-type="float" office:value="1.81">
            <text:p>1.81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Generic</text:p>
          </table:table-cell>
          <table:table-cell table:style-name="ce39" office:value-type="string">
            <text:p>Any 3mm/5mm LED/Color</text:p>
          </table:table-cell>
          <table:table-cell table:style-name="ce39" office:value-type="string">
            <text:p>Optional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DIL-U1</text:p>
          </table:table-cell>
          <table:table-cell table:style-name="ce39" office:value-type="string">
            <text:p>STP16DP05</text:p>
          </table:table-cell>
          <table:table-cell table:style-name="ce39" office:value-type="string">
            <text:p>SCK-24_600_ELL</text:p>
          </table:table-cell>
          <table:table-cell table:style-name="ce44" office:value-type="float" office:value="2.185">
            <text:p>2.1850</text:p>
          </table:table-cell>
          <table:table-cell table:style-name="ce44" office:value-type="float" office:value="2.175">
            <text:p>2.175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4824-6004-CP/3M5479-ND/1133632">DigiKey</text:a></text:p>
          </table:table-cell>
          <table:table-cell table:style-name="ce39" office:value-type="string">
            <text:p>3M5479-ND</text:p>
          </table:table-cell>
          <table:table-cell table:style-name="ce39" office:value-type="string">
            <text:p>Optional</text:p>
          </table:table-cell>
          <table:table-cell table:style-name="ce39" office:value-type="string">
            <text:p>if using rowBoB</text:p>
          </table:table-cell>
          <table:table-cell table:number-columns-repeated="1013"/>
        </table:table-row>
        <table:table-row table:style-name="ro6">
          <table:table-cell table:style-name="ce38" office:value-type="string">
            <text:p>J1</text:p>
          </table:table-cell>
          <table:table-cell table:style-name="ce39" office:value-type="string">
            <text:p>V_IN</text:p>
          </table:table-cell>
          <table:table-cell table:style-name="ce39" office:value-type="string">
            <text:p>con-hirose-UX60-MB-5S8</text:p>
          </table:table-cell>
          <table:table-cell table:style-name="ce44" office:value-type="float" office:value="7.19">
            <text:p>7.1900</text:p>
          </table:table-cell>
          <table:table-cell table:style-name="ce44" office:value-type="float" office:value="9.48">
            <text:p>9.48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UX60-MB-5S8/H2960CT-ND/597539">DigiKey</text:a></text:p>
          </table:table-cell>
          <table:table-cell table:style-name="ce39" office:value-type="string">
            <text:p>H2960CT-ND</text:p>
          </table:table-cell>
          <table:table-cell table:style-name="ce39" office:value-type="string">
            <text:p>USB-Mini connector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J2</text:p>
          </table:table-cell>
          <table:table-cell table:style-name="ce39" office:value-type="string">
            <text:p>V_IN</text:p>
          </table:table-cell>
          <table:table-cell table:style-name="ce39" office:value-type="string">
            <text:p>Con-usb-USB-B-H</text:p>
          </table:table-cell>
          <table:table-cell table:style-name="ce44" office:value-type="float" office:value="6.675">
            <text:p>6.6750</text:p>
          </table:table-cell>
          <table:table-cell table:style-name="ce44" office:value-type="float" office:value="9.48">
            <text:p>9.48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USB-B1HSW6/ED2982-ND/2677743">DigiKey</text:a></text:p>
          </table:table-cell>
          <table:table-cell table:style-name="ce39" office:value-type="string">
            <text:p>ED2982-ND</text:p>
          </table:table-cell>
          <table:table-cell table:style-name="ce39" office:value-type="string">
            <text:p>USB-B, Optional, instead of J1 or J3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J3</text:p>
          </table:table-cell>
          <table:table-cell table:style-name="ce39" office:value-type="string">
            <text:p>V_IN</text:p>
          </table:table-cell>
          <table:table-cell table:style-name="ce39" office:value-type="string">
            <text:p>JACK_ALIM</text:p>
          </table:table-cell>
          <table:table-cell table:style-name="ce44" office:value-type="float" office:value="6.255">
            <text:p>6.2550</text:p>
          </table:table-cell>
          <table:table-cell table:style-name="ce44" office:value-type="float" office:value="9.09">
            <text:p>9.09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PJ-002B/CP-002B-ND/96965">DigiKey</text:a></text:p>
          </table:table-cell>
          <table:table-cell table:style-name="ce39" office:value-type="string">
            <text:p>CP-002B-ND</text:p>
          </table:table-cell>
          <table:table-cell table:style-name="ce39" office:value-type="string">
            <text:p>Barrel socket, Optional, instead of J1 or J2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K1</text:p>
          </table:table-cell>
          <table:table-cell table:style-name="ce39" office:value-type="string">
            <text:p>PWR_SEL</text:p>
          </table:table-cell>
          <table:table-cell table:style-name="ce39" office:value-type="string">
            <text:p>pin_strip_3</text:p>
          </table:table-cell>
          <table:table-cell table:style-name="ce44" office:value-type="float" office:value="2.3">
            <text:p>2.3000</text:p>
          </table:table-cell>
          <table:table-cell table:style-name="ce44" office:value-type="float" office:value="9.7">
            <text:p>9.70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TSW-150-07-L-S/SAM1031-50-ND/1101377">DigiKey</text:a></text:p>
          </table:table-cell>
          <table:table-cell table:style-name="ce39" office:value-type="string">
            <text:p>SAM1031-50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*</text:p>
          </table:table-cell>
          <table:table-cell table:style-name="ce39" office:value-type="string">
            <text:p>Jumper</text:p>
          </table:table-cell>
          <table:table-cell table:style-name="ce39"/>
          <table:table-cell table:style-name="ce44" table:number-columns-repeated="2"/>
          <table:table-cell table:style-name="ce46" table:number-columns-repeated="2"/>
          <table:table-cell table:style-name="ce39" office:value-type="string">
            <text:p><text:a xlink:href="http://search.digikey.com/us/en/products/XG8T-0231/XG8T-0231-ND/1829453">DigiKey</text:a></text:p>
          </table:table-cell>
          <table:table-cell table:style-name="ce39" office:value-type="string">
            <text:p>XG8T-0231-ND</text:p>
          </table:table-cell>
          <table:table-cell table:style-name="ce39" office:value-type="string">
            <text:p>Shorting Link (Jumper) for PWR_SEL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K2</text:p>
          </table:table-cell>
          <table:table-cell table:style-name="ce39" office:value-type="string">
            <text:p>LED_ENABLE</text:p>
          </table:table-cell>
          <table:table-cell table:style-name="ce39" office:value-type="string">
            <text:p>pin_strip_3</text:p>
          </table:table-cell>
          <table:table-cell table:style-name="ce44" office:value-type="float" office:value="2.3">
            <text:p>2.3000</text:p>
          </table:table-cell>
          <table:table-cell table:style-name="ce44" office:value-type="float" office:value="9.5">
            <text:p>9.50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TSW-150-07-L-S/SAM1031-50-ND/1101377">DigiKey</text:a></text:p>
          </table:table-cell>
          <table:table-cell table:style-name="ce39" office:value-type="string">
            <text:p>SAM1031-50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*</text:p>
          </table:table-cell>
          <table:table-cell table:style-name="ce39" office:value-type="string">
            <text:p>Jumper</text:p>
          </table:table-cell>
          <table:table-cell table:style-name="ce39"/>
          <table:table-cell table:style-name="ce44" table:number-columns-repeated="2"/>
          <table:table-cell table:style-name="ce46" table:number-columns-repeated="2"/>
          <table:table-cell table:style-name="ce39" office:value-type="string">
            <text:p><text:a xlink:href="http://search.digikey.com/us/en/products/XG8T-0231/XG8T-0231-ND/1829453">DigiKey</text:a></text:p>
          </table:table-cell>
          <table:table-cell table:style-name="ce39" office:value-type="string">
            <text:p>XG8T-0231-ND</text:p>
          </table:table-cell>
          <table:table-cell table:style-name="ce39" office:value-type="string">
            <text:p>Shorting Link (Jumper) for PWR_SEL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K3</text:p>
          </table:table-cell>
          <table:table-cell table:number-columns-repeated="2" table:style-name="ce39" office:value-type="string">
            <text:p>7Seg_Sel</text:p>
          </table:table-cell>
          <table:table-cell table:style-name="ce44" office:value-type="float" office:value="5.2275">
            <text:p>5.2275</text:p>
          </table:table-cell>
          <table:table-cell table:style-name="ce44" office:value-type="float" office:value="9.2775">
            <text:p>9.2775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Back</text:p>
          </table:table-cell>
          <table:table-cell table:number-columns-repeated="2" table:style-name="ce39" office:value-type="string">
            <text:p>--</text:p>
          </table:table-cell>
          <table:table-cell table:style-name="ce39" office:value-type="string">
            <text:p>Solder Bridge for uC pin selection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39" office:value-type="string">
            <text:p>K4</text:p>
          </table:table-cell>
          <table:table-cell table:style-name="ce39" office:value-type="string">
            <text:p>SCL</text:p>
          </table:table-cell>
          <table:table-cell table:style-name="ce39" office:value-type="string">
            <text:p>pin_strip_2</text:p>
          </table:table-cell>
          <table:table-cell table:style-name="ce44" office:value-type="float" office:value="7.12">
            <text:p>7.1200</text:p>
          </table:table-cell>
          <table:table-cell table:style-name="ce44" office:value-type="float" office:value="2.01">
            <text:p>2.010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number-columns-repeated="2" table:style-name="ce39" office:value-type="string">
            <text:p>--</text:p>
          </table:table-cell>
          <table:table-cell table:style-name="ce39" office:value-type="string">
            <text:p>Link for INT RTC, OPEN for EXT RTC</text:p>
          </table:table-cell>
          <table:table-cell table:style-name="ce39"/>
          <table:table-cell table:number-columns-repeated="1013"/>
        </table:table-row>
        <table:table-row table:style-name="ro1">
          <table:table-cell table:style-name="ce39" office:value-type="string">
            <text:p>K5</text:p>
          </table:table-cell>
          <table:table-cell table:style-name="ce39" office:value-type="string">
            <text:p>SDA</text:p>
          </table:table-cell>
          <table:table-cell table:style-name="ce39" office:value-type="string">
            <text:p>pin_strip_2</text:p>
          </table:table-cell>
          <table:table-cell table:style-name="ce44" office:value-type="float" office:value="7.12">
            <text:p>7.1200</text:p>
          </table:table-cell>
          <table:table-cell table:style-name="ce44" office:value-type="float" office:value="1.86">
            <text:p>1.860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number-columns-repeated="2" table:style-name="ce39" office:value-type="string">
            <text:p>--</text:p>
          </table:table-cell>
          <table:table-cell table:style-name="ce39" office:value-type="string">
            <text:p>Link for INT RTC, OPEN for EXT RTC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P1</text:p>
          </table:table-cell>
          <table:table-cell table:style-name="ce39" office:value-type="string">
            <text:p>7SegDisp</text:p>
          </table:table-cell>
          <table:table-cell table:style-name="ce39" office:value-type="string">
            <text:p>pin_strip_8</text:p>
          </table:table-cell>
          <table:table-cell table:style-name="ce44" office:value-type="float" office:value="5.185">
            <text:p>5.1850</text:p>
          </table:table-cell>
          <table:table-cell table:style-name="ce44" office:value-type="float" office:value="1.775">
            <text:p>1.775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www.sparkfun.com/products/9766">Sparkfun</text:a></text:p>
          </table:table-cell>
          <table:table-cell table:style-name="ce39" office:value-type="string">
            <text:p>COM-09766</text:p>
          </table:table-cell>
          <table:table-cell table:style-name="ce39" office:value-type="string">
            <text:p>Optional, 7 segment 4 digit display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P7</text:p>
          </table:table-cell>
          <table:table-cell table:style-name="ce39" office:value-type="string">
            <text:p>FTDI</text:p>
          </table:table-cell>
          <table:table-cell table:style-name="ce39" office:value-type="string">
            <text:p>pin_strip_6-90</text:p>
          </table:table-cell>
          <table:table-cell table:style-name="ce44" office:value-type="float" office:value="1.75">
            <text:p>1.7500</text:p>
          </table:table-cell>
          <table:table-cell table:style-name="ce44" office:value-type="float" office:value="9.5">
            <text:p>9.500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TSW-150-08-L-S-RA/SAM1043-50-ND/1101974">DigiKey</text:a></text:p>
          </table:table-cell>
          <table:table-cell table:style-name="ce39" office:value-type="string">
            <text:p>SAM1043-50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P12</text:p>
          </table:table-cell>
          <table:table-cell table:style-name="ce39" office:value-type="string">
            <text:p>V_OUT</text:p>
          </table:table-cell>
          <table:table-cell table:style-name="ce39" office:value-type="string">
            <text:p>pin_strip_3</text:p>
          </table:table-cell>
          <table:table-cell table:style-name="ce44" office:value-type="float" office:value="5.8625">
            <text:p>5.8625</text:p>
          </table:table-cell>
          <table:table-cell table:style-name="ce44" office:value-type="float" office:value="9.83">
            <text:p>9.83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TSW-150-07-L-S/SAM1031-50-ND/1101377">DigiKey</text:a></text:p>
          </table:table-cell>
          <table:table-cell table:style-name="ce39" office:value-type="string">
            <text:p>SAM1031-50-ND</text:p>
          </table:table-cell>
          <table:table-cell table:style-name="ce39" office:value-type="string">
            <text:p>Optional</text:p>
          </table:table-cell>
          <table:table-cell table:style-name="ce39" office:value-type="string">
            <text:p>5V output</text:p>
          </table:table-cell>
          <table:table-cell table:number-columns-repeated="1013"/>
        </table:table-row>
        <table:table-row table:style-name="ro6">
          <table:table-cell table:style-name="ce38" office:value-type="string">
            <text:p>P13</text:p>
          </table:table-cell>
          <table:table-cell table:style-name="ce39" office:value-type="string">
            <text:p>ISP</text:p>
          </table:table-cell>
          <table:table-cell table:style-name="ce39" office:value-type="string">
            <text:p>pin_strip_3x2</text:p>
          </table:table-cell>
          <table:table-cell table:style-name="ce44" office:value-type="float" office:value="2.65">
            <text:p>2.6500</text:p>
          </table:table-cell>
          <table:table-cell table:style-name="ce44" office:value-type="float" office:value="9.8">
            <text:p>9.8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TLW-136-05-T-D/SAM1095-36-ND/1104872">DigiKey</text:a></text:p>
          </table:table-cell>
          <table:table-cell table:style-name="ce39" office:value-type="string">
            <text:p>SAM1095-36-ND</text:p>
          </table:table-cell>
          <table:table-cell table:style-name="ce39" office:value-type="string">
            <text:p>Optional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P41</text:p>
          </table:table-cell>
          <table:table-cell table:style-name="ce39" office:value-type="string">
            <text:p>STACK-L</text:p>
          </table:table-cell>
          <table:table-cell table:style-name="ce39" office:value-type="string">
            <text:p>pin_sck_4-90</text:p>
          </table:table-cell>
          <table:table-cell table:style-name="ce44" office:value-type="float" office:value="1.4">
            <text:p>1.4000</text:p>
          </table:table-cell>
          <table:table-cell table:style-name="ce44" office:value-type="float" office:value="9">
            <text:p>9.00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BCS-150-L-S-HE/SAM1009-50-ND/1100271">DigiKey</text:a></text:p>
          </table:table-cell>
          <table:table-cell table:style-name="ce39" office:value-type="string">
            <text:p>SAM1009-50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P42</text:p>
          </table:table-cell>
          <table:table-cell table:style-name="ce39" office:value-type="string">
            <text:p>STACK-R</text:p>
          </table:table-cell>
          <table:table-cell table:style-name="ce39" office:value-type="string">
            <text:p>pin_strip_4-90</text:p>
          </table:table-cell>
          <table:table-cell table:style-name="ce44" office:value-type="float" office:value="7.26">
            <text:p>7.2600</text:p>
          </table:table-cell>
          <table:table-cell table:style-name="ce44" office:value-type="float" office:value="9">
            <text:p>9.0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TSW-150-08-L-S-RA/SAM1043-50-ND/1101974">DigiKey</text:a></text:p>
          </table:table-cell>
          <table:table-cell table:style-name="ce39" office:value-type="string">
            <text:p>SAM1043-50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Q1 ~ Q17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6.835">
            <text:p>6.835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2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6.515">
            <text:p>6.515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3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6.18">
            <text:p>6.18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4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5.82">
            <text:p>5.82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5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5.46">
            <text:p>5.46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6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5.1">
            <text:p>5.10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7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4.74">
            <text:p>4.74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8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4.38">
            <text:p>4.38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9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4.02">
            <text:p>4.02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10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3.66">
            <text:p>3.66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11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3.3">
            <text:p>3.30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12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2.94">
            <text:p>2.94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13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2.58">
            <text:p>2.58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14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2.22">
            <text:p>2.22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15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1.9">
            <text:p>1.90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16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1.66">
            <text:p>1.6600</text:p>
          </table:table-cell>
          <table:table-cell table:style-name="ce44" office:value-type="float" office:value="8.5">
            <text:p>8.50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Q17</text:p>
          </table:table-cell>
          <table:table-cell table:style-name="ce39" office:value-type="string">
            <text:p>2N5401</text:p>
          </table:table-cell>
          <table:table-cell table:style-name="ce39" office:value-type="string">
            <text:p>to92_2N5401</text:p>
          </table:table-cell>
          <table:table-cell table:style-name="ce44" office:value-type="float" office:value="3.05">
            <text:p>3.0500</text:p>
          </table:table-cell>
          <table:table-cell table:style-name="ce44" office:value-type="float" office:value="1.855">
            <text:p>1.855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2N5401G/2N5401GOS-ND/1475210">DigiKey</text:a></text:p>
          </table:table-cell>
          <table:table-cell table:style-name="ce39" office:value-type="string">
            <text:p>2N5401GOS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R1 ~ R16</text:p>
          </table:table-cell>
          <table:table-cell table:style-name="ce39" office:value-type="string">
            <text:p>100E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6.68">
            <text:p>6.6800</text:p>
          </table:table-cell>
          <table:table-cell table:style-name="ce44" office:value-type="float" office:value="8.7">
            <text:p>8.700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2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6.63">
            <text:p>6.63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3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6.295">
            <text:p>6.295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4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5.95">
            <text:p>5.95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5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5.59">
            <text:p>5.59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6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5.23">
            <text:p>5.23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7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4.87">
            <text:p>4.87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8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4.51">
            <text:p>4.51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9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4.15">
            <text:p>4.15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10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3.79">
            <text:p>3.79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11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3.43">
            <text:p>3.43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12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3.07">
            <text:p>3.07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13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2.71">
            <text:p>2.71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14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2.35">
            <text:p>2.350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15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2.015">
            <text:p>2.0150</text:p>
          </table:table-cell>
          <table:table-cell table:style-name="ce44" office:value-type="float" office:value="8.55">
            <text:p>8.5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16</text:p>
          </table:table-cell>
          <table:table-cell table:style-name="ce39" office:value-type="string">
            <text:p>100</text:p>
          </table:table-cell>
          <table:table-cell table:style-name="ce39" office:value-type="string">
            <text:p>rc03_vert</text:p>
          </table:table-cell>
          <table:table-cell table:style-name="ce44" office:value-type="float" office:value="1.965">
            <text:p>1.9650</text:p>
          </table:table-cell>
          <table:table-cell table:style-name="ce44" office:value-type="float" office:value="8.7075">
            <text:p>8.7075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8">
          <table:table-cell table:style-name="ce38" office:value-type="string">
            <text:p>R17, R18, R19, R22, R23, R31, R36, R37, R38</text:p>
          </table:table-cell>
          <table:table-cell table:style-name="ce39" office:value-type="string">
            <text:p>10k</text:p>
          </table:table-cell>
          <table:table-cell table:style-name="ce39" office:value-type="string">
            <text:p>RC03</text:p>
          </table:table-cell>
          <table:table-cell table:style-name="ce44" office:value-type="float" office:value="3.0725">
            <text:p>3.0725</text:p>
          </table:table-cell>
          <table:table-cell table:style-name="ce44" office:value-type="float" office:value="1.42">
            <text:p>1.42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K0/CF18JT10K0CT-ND/2022766">DigiKey</text:a></text:p>
          </table:table-cell>
          <table:table-cell table:style-name="ce39" office:value-type="string">
            <text:p>CF18JT10K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18</text:p>
          </table:table-cell>
          <table:table-cell table:style-name="ce39" office:value-type="string">
            <text:p>10k</text:p>
          </table:table-cell>
          <table:table-cell table:style-name="ce39" office:value-type="string">
            <text:p>RC03</text:p>
          </table:table-cell>
          <table:table-cell table:style-name="ce44" office:value-type="float" office:value="3.6725">
            <text:p>3.6725</text:p>
          </table:table-cell>
          <table:table-cell table:style-name="ce44" office:value-type="float" office:value="1.42">
            <text:p>1.42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K0/CF18JT10K0CT-ND/2022766">DigiKey</text:a></text:p>
          </table:table-cell>
          <table:table-cell table:style-name="ce39" office:value-type="string">
            <text:p>CF18JT10K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19</text:p>
          </table:table-cell>
          <table:table-cell table:style-name="ce39" office:value-type="string">
            <text:p>10k</text:p>
          </table:table-cell>
          <table:table-cell table:style-name="ce39" office:value-type="string">
            <text:p>RC03</text:p>
          </table:table-cell>
          <table:table-cell table:style-name="ce44" office:value-type="float" office:value="4.2725">
            <text:p>4.2725</text:p>
          </table:table-cell>
          <table:table-cell table:style-name="ce44" office:value-type="float" office:value="1.42">
            <text:p>1.42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K0/CF18JT10K0CT-ND/2022766">DigiKey</text:a></text:p>
          </table:table-cell>
          <table:table-cell table:style-name="ce39" office:value-type="string">
            <text:p>CF18JT10K0CT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R20, R21</text:p>
          </table:table-cell>
          <table:table-cell table:style-name="ce39" office:value-type="string">
            <text:p>4k7</text:p>
          </table:table-cell>
          <table:table-cell table:style-name="ce39" office:value-type="string">
            <text:p>RC03</text:p>
          </table:table-cell>
          <table:table-cell table:style-name="ce44" office:value-type="float" office:value="4.05">
            <text:p>4.0500</text:p>
          </table:table-cell>
          <table:table-cell table:style-name="ce44" office:value-type="float" office:value="9.75">
            <text:p>9.75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4K70/CF18JT4K70CT-ND/2022758">DigiKey</text:a></text:p>
          </table:table-cell>
          <table:table-cell table:style-name="ce39" office:value-type="string">
            <text:p>CF18JT4K7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21</text:p>
          </table:table-cell>
          <table:table-cell table:style-name="ce39" office:value-type="string">
            <text:p>4k7</text:p>
          </table:table-cell>
          <table:table-cell table:style-name="ce39" office:value-type="string">
            <text:p>RC03</text:p>
          </table:table-cell>
          <table:table-cell table:style-name="ce44" office:value-type="float" office:value="4.05">
            <text:p>4.0500</text:p>
          </table:table-cell>
          <table:table-cell table:style-name="ce44" office:value-type="float" office:value="9.87">
            <text:p>9.87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4K70/CF18JT4K70CT-ND/2022758">DigiKey</text:a></text:p>
          </table:table-cell>
          <table:table-cell table:style-name="ce39" office:value-type="string">
            <text:p>CF18JT4K7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22</text:p>
          </table:table-cell>
          <table:table-cell table:style-name="ce39" office:value-type="string">
            <text:p>10k</text:p>
          </table:table-cell>
          <table:table-cell table:style-name="ce39" office:value-type="string">
            <text:p>RC03</text:p>
          </table:table-cell>
          <table:table-cell table:style-name="ce44" office:value-type="float" office:value="3.99">
            <text:p>3.9900</text:p>
          </table:table-cell>
          <table:table-cell table:style-name="ce44" office:value-type="float" office:value="9.16">
            <text:p>9.160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K0/CF18JT10K0CT-ND/2022766">DigiKey</text:a></text:p>
          </table:table-cell>
          <table:table-cell table:style-name="ce39" office:value-type="string">
            <text:p>CF18JT10K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23</text:p>
          </table:table-cell>
          <table:table-cell table:style-name="ce39" office:value-type="string">
            <text:p>10k</text:p>
          </table:table-cell>
          <table:table-cell table:style-name="ce39" office:value-type="string">
            <text:p>RC03</text:p>
          </table:table-cell>
          <table:table-cell table:style-name="ce44" office:value-type="float" office:value="4.8725">
            <text:p>4.8725</text:p>
          </table:table-cell>
          <table:table-cell table:style-name="ce44" office:value-type="float" office:value="1.42">
            <text:p>1.42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K0/CF18JT10K0CT-ND/2022766">DigiKey</text:a></text:p>
          </table:table-cell>
          <table:table-cell table:style-name="ce39" office:value-type="string">
            <text:p>CF18JT10K0CT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R24, R25, R26</text:p>
          </table:table-cell>
          <table:table-cell table:style-name="ce39" office:value-type="string">
            <text:p>1k</text:p>
          </table:table-cell>
          <table:table-cell table:style-name="ce39" office:value-type="string">
            <text:p>RC03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2.2625">
            <text:p>2.2625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K00/CF18JT1K00CT-ND/2022742">DigiKey</text:a></text:p>
          </table:table-cell>
          <table:table-cell table:style-name="ce39" office:value-type="string">
            <text:p>CF18JT1K0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25</text:p>
          </table:table-cell>
          <table:table-cell table:style-name="ce39" office:value-type="string">
            <text:p>1k</text:p>
          </table:table-cell>
          <table:table-cell table:style-name="ce39" office:value-type="string">
            <text:p>RC03</text:p>
          </table:table-cell>
          <table:table-cell table:style-name="ce44" office:value-type="float" office:value="3.09">
            <text:p>3.0900</text:p>
          </table:table-cell>
          <table:table-cell table:style-name="ce44" office:value-type="float" office:value="9.85">
            <text:p>9.85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K00/CF18JT1K00CT-ND/2022742">DigiKey</text:a></text:p>
          </table:table-cell>
          <table:table-cell table:style-name="ce39" office:value-type="string">
            <text:p>CF18JT1K0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26</text:p>
          </table:table-cell>
          <table:table-cell table:style-name="ce39" office:value-type="string">
            <text:p>1k</text:p>
          </table:table-cell>
          <table:table-cell table:style-name="ce39" office:value-type="string">
            <text:p>RC03</text:p>
          </table:table-cell>
          <table:table-cell table:style-name="ce44" office:value-type="float" office:value="4.05">
            <text:p>4.0500</text:p>
          </table:table-cell>
          <table:table-cell table:style-name="ce44" office:value-type="float" office:value="1.81">
            <text:p>1.81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K00/CF18JT1K00CT-ND/2022742">DigiKey</text:a></text:p>
          </table:table-cell>
          <table:table-cell table:style-name="ce39" office:value-type="string">
            <text:p>CF18JT1K00CT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R30</text:p>
          </table:table-cell>
          <table:table-cell table:style-name="ce39" office:value-type="string">
            <text:p>100E</text:p>
          </table:table-cell>
          <table:table-cell table:style-name="ce39" office:value-type="string">
            <text:p>RC03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2.3525">
            <text:p>2.3525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0R/CF18JT100RCT-ND/2022718">DigiKey</text:a></text:p>
          </table:table-cell>
          <table:table-cell table:style-name="ce39" office:value-type="string">
            <text:p>CF18JT10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31</text:p>
          </table:table-cell>
          <table:table-cell table:style-name="ce39" office:value-type="string">
            <text:p>10K</text:p>
          </table:table-cell>
          <table:table-cell table:style-name="ce39" office:value-type="string">
            <text:p>RC03</text:p>
          </table:table-cell>
          <table:table-cell table:style-name="ce44" office:value-type="float" office:value="3.7075">
            <text:p>3.7075</text:p>
          </table:table-cell>
          <table:table-cell table:style-name="ce44" office:value-type="float" office:value="2.36">
            <text:p>2.36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K0/CF18JT10K0CT-ND/2022766">DigiKey</text:a></text:p>
          </table:table-cell>
          <table:table-cell table:style-name="ce39" office:value-type="string">
            <text:p>CF18JT10K0CT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R32</text:p>
          </table:table-cell>
          <table:table-cell table:style-name="ce39" office:value-type="string">
            <text:p>LDR</text:p>
          </table:table-cell>
          <table:table-cell table:style-name="ce39" office:value-type="string">
            <text:p>pin_strip_2</text:p>
          </table:table-cell>
          <table:table-cell table:style-name="ce44" office:value-type="float" office:value="2.755">
            <text:p>2.7550</text:p>
          </table:table-cell>
          <table:table-cell table:style-name="ce44" office:value-type="float" office:value="1.245">
            <text:p>1.245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PDV-P9007/PDV-P9007-ND/480624">DigiKey</text:a></text:p>
          </table:table-cell>
          <table:table-cell table:style-name="ce39" office:value-type="string">
            <text:p>PDV-P9007-ND</text:p>
          </table:table-cell>
          <table:table-cell table:style-name="ce39" office:value-type="string">
            <text:p>Optional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R33, R35</text:p>
          </table:table-cell>
          <table:table-cell table:style-name="ce39" office:value-type="string">
            <text:p>680E</text:p>
          </table:table-cell>
          <table:table-cell table:style-name="ce39" office:value-type="string">
            <text:p>RC03</text:p>
          </table:table-cell>
          <table:table-cell table:style-name="ce44" office:value-type="float" office:value="3.2">
            <text:p>3.2000</text:p>
          </table:table-cell>
          <table:table-cell table:style-name="ce44" office:value-type="float" office:value="2.445">
            <text:p>2.445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680R/CF18JT680RCT-ND/2022738">DigiKey</text:a></text:p>
          </table:table-cell>
          <table:table-cell table:style-name="ce39" office:value-type="string">
            <text:p>CF18JT680RCT-ND</text:p>
          </table:table-cell>
          <table:table-cell table:style-name="ce39" table:number-columns-repeated="2"/>
          <table:table-cell table:number-columns-repeated="1013"/>
        </table:table-row>
        <table:table-row table:style-name="ro9">
          <table:table-cell table:style-name="ce35" office:value-type="string" table:number-columns-spanned="11" table:number-rows-spanned="1">
            <text:p>WYOLUM : CLOCKTHREE-JUNIOR (C3Jr_v2) PARTS LIST</text:p>
          </table:table-cell>
          <table:covered-table-cell table:number-columns-repeated="2" table:style-name="ce16"/>
          <table:covered-table-cell table:number-columns-repeated="4" table:style-name="ce12"/>
          <table:covered-table-cell table:number-columns-repeated="2" table:style-name="ce16"/>
          <table:covered-table-cell table:number-columns-repeated="2" table:style-name="ce34"/>
          <table:table-cell table:style-name="ce21" table:number-columns-repeated="1013"/>
        </table:table-row>
        <table:table-row table:style-name="ro6">
          <table:table-cell table:style-name="ce36"/>
          <table:table-cell table:style-name="ce21" table:number-columns-repeated="2"/>
          <table:table-cell table:style-name="ce43" table:number-columns-repeated="4"/>
          <table:table-cell table:style-name="ce21" table:number-columns-repeated="2"/>
          <table:table-cell table:style-name="ce47" table:number-columns-repeated="2"/>
          <table:table-cell table:style-name="ce21" table:number-columns-repeated="1013"/>
        </table:table-row>
        <table:table-row table:style-name="ro6">
          <table:table-cell table:style-name="ce37" office:value-type="string">
            <text:p>Part</text:p>
          </table:table-cell>
          <table:table-cell table:style-name="ce16" office:value-type="string">
            <text:p>Value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Position X</text:p>
          </table:table-cell>
          <table:table-cell table:style-name="ce12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16" office:value-type="string">
            <text:p>Vendor</text:p>
          </table:table-cell>
          <table:table-cell table:style-name="ce16" office:value-type="string">
            <text:p>Vendor P/N</text:p>
          </table:table-cell>
          <table:table-cell table:style-name="ce34" office:value-type="string">
            <text:p>NOTE1</text:p>
          </table:table-cell>
          <table:table-cell table:style-name="ce34" office:value-type="string">
            <text:p>NOTE 2</text:p>
          </table:table-cell>
          <table:table-cell table:style-name="ce21" table:number-columns-repeated="1013"/>
        </table:table-row>
        <table:table-row table:style-name="ro6">
          <table:table-cell table:style-name="ce38" office:value-type="string">
            <text:p>R34</text:p>
          </table:table-cell>
          <table:table-cell table:style-name="ce39" office:value-type="string">
            <text:p>2k</text:p>
          </table:table-cell>
          <table:table-cell table:style-name="ce39" office:value-type="string">
            <text:p>Pot-Var2</text:p>
          </table:table-cell>
          <table:table-cell table:style-name="ce44" office:value-type="float" office:value="1.56">
            <text:p>1.5600</text:p>
          </table:table-cell>
          <table:table-cell table:style-name="ce44" office:value-type="float" office:value="1.46">
            <text:p>1.46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2K00/CF18JT2K00CT-ND/2022749">DigiKey</text:a></text:p>
          </table:table-cell>
          <table:table-cell table:style-name="ce39" office:value-type="string">
            <text:p>CF18JT2K0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35</text:p>
          </table:table-cell>
          <table:table-cell table:style-name="ce39" office:value-type="string">
            <text:p>680E</text:p>
          </table:table-cell>
          <table:table-cell table:style-name="ce39" office:value-type="string">
            <text:p>RC03</text:p>
          </table:table-cell>
          <table:table-cell table:style-name="ce44" office:value-type="float" office:value="1.335">
            <text:p>1.3350</text:p>
          </table:table-cell>
          <table:table-cell table:style-name="ce44" office:value-type="float" office:value="1.91">
            <text:p>1.91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680R/CF18JT680RCT-ND/2022738">DigiKey</text:a></text:p>
          </table:table-cell>
          <table:table-cell table:style-name="ce39" office:value-type="string">
            <text:p>CF18JT680R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36</text:p>
          </table:table-cell>
          <table:table-cell table:style-name="ce39" office:value-type="string">
            <text:p>10k</text:p>
          </table:table-cell>
          <table:table-cell table:style-name="ce39" office:value-type="string">
            <text:p>RC03</text:p>
          </table:table-cell>
          <table:table-cell table:style-name="ce44" office:value-type="float" office:value="5.7025">
            <text:p>5.7025</text:p>
          </table:table-cell>
          <table:table-cell table:style-name="ce44" office:value-type="float" office:value="1.99">
            <text:p>1.99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K0/CF18JT10K0CT-ND/2022766">DigiKey</text:a></text:p>
          </table:table-cell>
          <table:table-cell table:style-name="ce39" office:value-type="string">
            <text:p>CF18JT10K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37</text:p>
          </table:table-cell>
          <table:table-cell table:style-name="ce39" office:value-type="string">
            <text:p>10k</text:p>
          </table:table-cell>
          <table:table-cell table:style-name="ce39" office:value-type="string">
            <text:p>RC03</text:p>
          </table:table-cell>
          <table:table-cell table:style-name="ce44" office:value-type="float" office:value="5.625">
            <text:p>5.6250</text:p>
          </table:table-cell>
          <table:table-cell table:style-name="ce44" office:value-type="float" office:value="1.64">
            <text:p>1.64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K0/CF18JT10K0CT-ND/2022766">DigiKey</text:a></text:p>
          </table:table-cell>
          <table:table-cell table:style-name="ce39" office:value-type="string">
            <text:p>CF18JT10K0CT-ND</text:p>
          </table:table-cell>
          <table:table-cell table:style-name="ce39" table:number-columns-repeated="2"/>
          <table:table-cell table:number-columns-repeated="1013"/>
        </table:table-row>
        <table:table-row table:style-name="ro6" table:visibility="collapse">
          <table:table-cell table:style-name="ce38" office:value-type="string">
            <text:p>R38</text:p>
          </table:table-cell>
          <table:table-cell table:style-name="ce39" office:value-type="string">
            <text:p>10k</text:p>
          </table:table-cell>
          <table:table-cell table:style-name="ce39" office:value-type="string">
            <text:p>RC03</text:p>
          </table:table-cell>
          <table:table-cell table:style-name="ce44" office:value-type="float" office:value="5.7025">
            <text:p>5.7025</text:p>
          </table:table-cell>
          <table:table-cell table:style-name="ce44" office:value-type="float" office:value="2.11">
            <text:p>2.11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CF18JT10K0/CF18JT10K0CT-ND/2022766">DigiKey</text:a></text:p>
          </table:table-cell>
          <table:table-cell table:style-name="ce39" office:value-type="string">
            <text:p>CF18JT10K0CT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SP1</text:p>
          </table:table-cell>
          <table:table-cell table:style-name="ce39" office:value-type="string">
            <text:p>SPEAKER</text:p>
          </table:table-cell>
          <table:table-cell table:style-name="ce39" office:value-type="string">
            <text:p>Speaker</text:p>
          </table:table-cell>
          <table:table-cell table:style-name="ce44" office:value-type="float" office:value="3.6">
            <text:p>3.6000</text:p>
          </table:table-cell>
          <table:table-cell table:style-name="ce44" office:value-type="float" office:value="1.95">
            <text:p>1.9500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scripts/dksearch/dksus.dll?vendor=0&amp;keywords=102-1169-ND">DigiKey</text:a></text:p>
          </table:table-cell>
          <table:table-cell table:style-name="ce39" office:value-type="string">
            <text:p>102-1169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SW1</text:p>
          </table:table-cell>
          <table:table-cell table:style-name="ce39" office:value-type="string">
            <text:p>INC</text:p>
          </table:table-cell>
          <table:table-cell table:style-name="ce39" office:value-type="string">
            <text:p>SW_PB_V</text:p>
          </table:table-cell>
          <table:table-cell table:style-name="ce44" office:value-type="float" office:value="4.5">
            <text:p>4.5000</text:p>
          </table:table-cell>
          <table:table-cell table:style-name="ce44" office:value-type="float" office:value="1.27">
            <text:p>1.27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FSMRA3JH/450-1657-ND/1632543">DigiKey</text:a></text:p>
          </table:table-cell>
          <table:table-cell table:style-name="ce39" office:value-type="string">
            <text:p>450-1657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SW2</text:p>
          </table:table-cell>
          <table:table-cell table:style-name="ce39" office:value-type="string">
            <text:p>DEC</text:p>
          </table:table-cell>
          <table:table-cell table:style-name="ce39" office:value-type="string">
            <text:p>SW_PB_V</text:p>
          </table:table-cell>
          <table:table-cell table:style-name="ce44" office:value-type="float" office:value="3.9">
            <text:p>3.9000</text:p>
          </table:table-cell>
          <table:table-cell table:style-name="ce44" office:value-type="float" office:value="1.27">
            <text:p>1.27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FSMRA3JH/450-1657-ND/1632543">DigiKey</text:a></text:p>
          </table:table-cell>
          <table:table-cell table:style-name="ce39" office:value-type="string">
            <text:p>450-1657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SW3</text:p>
          </table:table-cell>
          <table:table-cell table:style-name="ce39" office:value-type="string">
            <text:p>MODE</text:p>
          </table:table-cell>
          <table:table-cell table:style-name="ce39" office:value-type="string">
            <text:p>SW_PB_V</text:p>
          </table:table-cell>
          <table:table-cell table:style-name="ce44" office:value-type="float" office:value="3.3">
            <text:p>3.3000</text:p>
          </table:table-cell>
          <table:table-cell table:style-name="ce44" office:value-type="float" office:value="1.27">
            <text:p>1.27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FSMRA3JH/450-1657-ND/1632543">DigiKey</text:a></text:p>
          </table:table-cell>
          <table:table-cell table:style-name="ce39" office:value-type="string">
            <text:p>450-1657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SW4</text:p>
          </table:table-cell>
          <table:table-cell table:style-name="ce39" office:value-type="string">
            <text:p>RST</text:p>
          </table:table-cell>
          <table:table-cell table:style-name="ce39" office:value-type="string">
            <text:p>SW_PB_V</text:p>
          </table:table-cell>
          <table:table-cell table:style-name="ce44" office:value-type="float" office:value="2.22">
            <text:p>2.2200</text:p>
          </table:table-cell>
          <table:table-cell table:style-name="ce44" office:value-type="float" office:value="1.27">
            <text:p>1.27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FSMRA3JH/450-1657-ND/1632543">DigiKey</text:a></text:p>
          </table:table-cell>
          <table:table-cell table:style-name="ce39" office:value-type="string">
            <text:p>450-1657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SW5</text:p>
          </table:table-cell>
          <table:table-cell table:style-name="ce39" office:value-type="string">
            <text:p>ENTER</text:p>
          </table:table-cell>
          <table:table-cell table:style-name="ce39" office:value-type="string">
            <text:p>SW_PB_V</text:p>
          </table:table-cell>
          <table:table-cell table:style-name="ce44" office:value-type="float" office:value="5.1">
            <text:p>5.1000</text:p>
          </table:table-cell>
          <table:table-cell table:style-name="ce44" office:value-type="float" office:value="1.27">
            <text:p>1.2700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FSMRA3JH/450-1657-ND/1632543">DigiKey</text:a></text:p>
          </table:table-cell>
          <table:table-cell table:style-name="ce39" office:value-type="string">
            <text:p>450-1657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SW12</text:p>
          </table:table-cell>
          <table:table-cell table:style-name="ce39" office:value-type="string">
            <text:p>INC</text:p>
          </table:table-cell>
          <table:table-cell table:style-name="ce39" office:value-type="string">
            <text:p>SW-PB-MOD</text:p>
          </table:table-cell>
          <table:table-cell table:style-name="ce44" office:value-type="float" office:value="4.5">
            <text:p>4.5000</text:p>
          </table:table-cell>
          <table:table-cell table:style-name="ce44" office:value-type="float" office:value="1.3975">
            <text:p>1.3975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Back</text:p>
          </table:table-cell>
          <table:table-cell table:style-name="ce39" office:value-type="string">
            <text:p><text:a xlink:href="http://search.digikey.com/us/en/products/FSM4JH/450-1650-ND/1632536">DigiKey</text:a></text:p>
          </table:table-cell>
          <table:table-cell table:style-name="ce39" office:value-type="string">
            <text:p>450-1650-ND</text:p>
          </table:table-cell>
          <table:table-cell table:style-name="ce39" office:value-type="string">
            <text:p>Optional, for rear mount, in place of SW1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SW22</text:p>
          </table:table-cell>
          <table:table-cell table:style-name="ce39" office:value-type="string">
            <text:p>DEC</text:p>
          </table:table-cell>
          <table:table-cell table:style-name="ce39" office:value-type="string">
            <text:p>SW-PB-MOD</text:p>
          </table:table-cell>
          <table:table-cell table:style-name="ce44" office:value-type="float" office:value="3.9">
            <text:p>3.9000</text:p>
          </table:table-cell>
          <table:table-cell table:style-name="ce44" office:value-type="float" office:value="1.3975">
            <text:p>1.3975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Back</text:p>
          </table:table-cell>
          <table:table-cell table:style-name="ce39" office:value-type="string">
            <text:p><text:a xlink:href="http://search.digikey.com/us/en/products/FSM4JH/450-1650-ND/1632536">DigiKey</text:a></text:p>
          </table:table-cell>
          <table:table-cell table:style-name="ce39" office:value-type="string">
            <text:p>450-1650-ND</text:p>
          </table:table-cell>
          <table:table-cell table:style-name="ce39" office:value-type="string">
            <text:p>Optional, for rear mount, in place of SW2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SW32</text:p>
          </table:table-cell>
          <table:table-cell table:style-name="ce39" office:value-type="string">
            <text:p>MODE</text:p>
          </table:table-cell>
          <table:table-cell table:style-name="ce39" office:value-type="string">
            <text:p>SW-PB-MOD</text:p>
          </table:table-cell>
          <table:table-cell table:style-name="ce44" office:value-type="float" office:value="3.3">
            <text:p>3.3000</text:p>
          </table:table-cell>
          <table:table-cell table:style-name="ce44" office:value-type="float" office:value="1.3975">
            <text:p>1.3975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Back</text:p>
          </table:table-cell>
          <table:table-cell table:style-name="ce39" office:value-type="string">
            <text:p><text:a xlink:href="http://search.digikey.com/us/en/products/FSM4JH/450-1650-ND/1632536">DigiKey</text:a></text:p>
          </table:table-cell>
          <table:table-cell table:style-name="ce39" office:value-type="string">
            <text:p>450-1650-ND</text:p>
          </table:table-cell>
          <table:table-cell table:style-name="ce39" office:value-type="string">
            <text:p>Optional, for rear mount, in place of SW3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SW42</text:p>
          </table:table-cell>
          <table:table-cell table:style-name="ce39" office:value-type="string">
            <text:p>RST</text:p>
          </table:table-cell>
          <table:table-cell table:style-name="ce39" office:value-type="string">
            <text:p>SW-PB-MOD</text:p>
          </table:table-cell>
          <table:table-cell table:style-name="ce44" office:value-type="float" office:value="2.22">
            <text:p>2.2200</text:p>
          </table:table-cell>
          <table:table-cell table:style-name="ce44" office:value-type="float" office:value="1.3975">
            <text:p>1.3975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Back</text:p>
          </table:table-cell>
          <table:table-cell table:style-name="ce39" office:value-type="string">
            <text:p><text:a xlink:href="http://search.digikey.com/us/en/products/FSM4JH/450-1650-ND/1632536">DigiKey</text:a></text:p>
          </table:table-cell>
          <table:table-cell table:style-name="ce39" office:value-type="string">
            <text:p>450-1650-ND</text:p>
          </table:table-cell>
          <table:table-cell table:style-name="ce39" office:value-type="string">
            <text:p>Optional, for rear mount, in place of SW4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SW52</text:p>
          </table:table-cell>
          <table:table-cell table:style-name="ce39" office:value-type="string">
            <text:p>ENTER</text:p>
          </table:table-cell>
          <table:table-cell table:style-name="ce39" office:value-type="string">
            <text:p>SW-PB-MOD</text:p>
          </table:table-cell>
          <table:table-cell table:style-name="ce44" office:value-type="float" office:value="5.1">
            <text:p>5.1000</text:p>
          </table:table-cell>
          <table:table-cell table:style-name="ce44" office:value-type="float" office:value="1.3975">
            <text:p>1.3975</text:p>
          </table:table-cell>
          <table:table-cell table:style-name="ce46" office:value-type="float" office:value="270">
            <text:p>270</text:p>
          </table:table-cell>
          <table:table-cell table:style-name="ce46" office:value-type="string">
            <text:p>Back</text:p>
          </table:table-cell>
          <table:table-cell table:style-name="ce39" office:value-type="string">
            <text:p><text:a xlink:href="http://search.digikey.com/us/en/products/FSM4JH/450-1650-ND/1632536">DigiKey</text:a></text:p>
          </table:table-cell>
          <table:table-cell table:style-name="ce39" office:value-type="string">
            <text:p>450-1650-ND</text:p>
          </table:table-cell>
          <table:table-cell table:style-name="ce39" office:value-type="string">
            <text:p>Optional, for rear mount, in place of SW5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9" office:value-type="string">
            <text:p>U2</text:p>
          </table:table-cell>
          <table:table-cell table:style-name="ce41" office:value-type="float" office:value="7805">
            <text:p>7805</text:p>
          </table:table-cell>
          <table:table-cell table:style-name="ce39" office:value-type="string">
            <text:p>TO-220_Horizontal</text:p>
          </table:table-cell>
          <table:table-cell table:style-name="ce44" office:value-type="float" office:value="6.1025">
            <text:p>6.1025</text:p>
          </table:table-cell>
          <table:table-cell table:style-name="ce44" office:value-type="float" office:value="9.52">
            <text:p>9.520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table:number-columns-repeated="2"/>
          <table:table-cell table:style-name="ce39" office:value-type="string">
            <text:p>Optional, if using wall wart &gt;5V DC</text:p>
          </table:table-cell>
          <table:table-cell table:style-name="ce39"/>
          <table:table-cell table:number-columns-repeated="1013"/>
        </table:table-row>
        <table:table-row table:style-name="ro6">
          <table:table-cell table:style-name="ce38" office:value-type="string">
            <text:p>U3</text:p>
          </table:table-cell>
          <table:table-cell table:style-name="ce39" office:value-type="string">
            <text:p>ATMEGA8-P</text:p>
          </table:table-cell>
          <table:table-cell table:style-name="ce39" office:value-type="string">
            <text:p>dil_28-300_socket</text:p>
          </table:table-cell>
          <table:table-cell table:style-name="ce44" office:value-type="float" office:value="3.49">
            <text:p>3.4900</text:p>
          </table:table-cell>
          <table:table-cell table:style-name="ce44" office:value-type="float" office:value="9.45">
            <text:p>9.45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ATMEGA328-PU/ATMEGA328-PU-ND/2271026">DigiKey</text:a></text:p>
          </table:table-cell>
          <table:table-cell table:style-name="ce39" office:value-type="string">
            <text:p>ATMEGA328-PU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*</text:p>
          </table:table-cell>
          <table:table-cell table:style-name="ce39" office:value-type="string">
            <text:p>Socket for U3</text:p>
          </table:table-cell>
          <table:table-cell table:style-name="ce39"/>
          <table:table-cell table:style-name="ce44" table:number-columns-repeated="2"/>
          <table:table-cell table:style-name="ce46" table:number-columns-repeated="2"/>
          <table:table-cell table:style-name="ce39" office:value-type="string">
            <text:p><text:a xlink:href="http://search.digikey.com/us/en/products/1-390261-9/A100210-ND/990628">DigiKey</text:a></text:p>
          </table:table-cell>
          <table:table-cell table:style-name="ce39" office:value-type="string">
            <text:p>A100210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U4</text:p>
          </table:table-cell>
          <table:table-cell table:style-name="ce39" office:value-type="string">
            <text:p>74HC154</text:p>
          </table:table-cell>
          <table:table-cell table:style-name="ce39" office:value-type="string">
            <text:p>DIP-24__600_ELL</text:p>
          </table:table-cell>
          <table:table-cell table:style-name="ce44" office:value-type="float" office:value="5.12">
            <text:p>5.1200</text:p>
          </table:table-cell>
          <table:table-cell table:style-name="ce44" office:value-type="float" office:value="9.34">
            <text:p>9.34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74HC154N,652/568-1407-5-ND/763011">DigiKey</text:a></text:p>
          </table:table-cell>
          <table:table-cell table:style-name="ce39" office:value-type="string">
            <text:p>568-1407-5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*</text:p>
          </table:table-cell>
          <table:table-cell table:style-name="ce39" office:value-type="string">
            <text:p>Socket for U4</text:p>
          </table:table-cell>
          <table:table-cell table:style-name="ce39"/>
          <table:table-cell table:style-name="ce44" table:number-columns-repeated="2"/>
          <table:table-cell table:style-name="ce46" table:number-columns-repeated="2"/>
          <table:table-cell table:style-name="ce39" office:value-type="string">
            <text:p><text:a xlink:href="http://search.digikey.com/us/en/products/4824-6004-CP/3M5479-ND/1133632">DigiKey</text:a></text:p>
          </table:table-cell>
          <table:table-cell table:style-name="ce39" office:value-type="string">
            <text:p>3M5479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U1</text:p>
          </table:table-cell>
          <table:table-cell table:style-name="ce39" office:value-type="string">
            <text:p>STP8DP05</text:p>
          </table:table-cell>
          <table:table-cell table:style-name="ce39" office:value-type="string">
            <text:p>dil_16-300_socket</text:p>
          </table:table-cell>
          <table:table-cell table:style-name="ce44" office:value-type="float" office:value="1.985">
            <text:p>1.9850</text:p>
          </table:table-cell>
          <table:table-cell table:style-name="ce44" office:value-type="float" office:value="2.175">
            <text:p>2.175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STP08DP05B1/497-6271-5-ND/1641765">DigiKey</text:a></text:p>
          </table:table-cell>
          <table:table-cell table:style-name="ce39" office:value-type="string">
            <text:p>497-6271-5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*</text:p>
          </table:table-cell>
          <table:table-cell table:style-name="ce39" office:value-type="string">
            <text:p>Socket for U5</text:p>
          </table:table-cell>
          <table:table-cell table:style-name="ce39"/>
          <table:table-cell table:style-name="ce44" table:number-columns-repeated="2"/>
          <table:table-cell table:style-name="ce46" table:number-columns-repeated="2"/>
          <table:table-cell table:style-name="ce39" office:value-type="string">
            <text:p><text:a xlink:href="http://search.digikey.com/us/en/products/1825093-4/A32870-ND/1091329">DigiKey</text:a></text:p>
          </table:table-cell>
          <table:table-cell table:style-name="ce39" office:value-type="string">
            <text:p>A32870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U6</text:p>
          </table:table-cell>
          <table:table-cell table:style-name="ce39" office:value-type="string">
            <text:p>DS3231N</text:p>
          </table:table-cell>
          <table:table-cell table:style-name="ce39" office:value-type="string">
            <text:p>DS3231</text:p>
          </table:table-cell>
          <table:table-cell table:style-name="ce44" office:value-type="float" office:value="6.3375">
            <text:p>6.3375</text:p>
          </table:table-cell>
          <table:table-cell table:style-name="ce44" office:value-type="float" office:value="1.8525">
            <text:p>1.8525</text:p>
          </table:table-cell>
          <table:table-cell table:style-name="ce46" office:value-type="float" office:value="90">
            <text:p>90</text:p>
          </table:table-cell>
          <table:table-cell table:style-name="ce46" office:value-type="string">
            <text:p>Back</text:p>
          </table:table-cell>
          <table:table-cell table:style-name="ce39" office:value-type="string">
            <text:p><text:a xlink:href="http://search.digikey.com/us/en/products/DS3231S#/DS3231S%23-ND/1197574">DigiKey</text:a></text:p>
          </table:table-cell>
          <table:table-cell table:style-name="ce39" office:value-type="string">
            <text:p>DS3231S#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X1</text:p>
          </table:table-cell>
          <table:table-cell table:style-name="ce39" office:value-type="string">
            <text:p>16MHz</text:p>
          </table:table-cell>
          <table:table-cell table:style-name="ce39" office:value-type="string">
            <text:p>XTAL</text:p>
          </table:table-cell>
          <table:table-cell table:style-name="ce44" office:value-type="float" office:value="3.24">
            <text:p>3.2400</text:p>
          </table:table-cell>
          <table:table-cell table:style-name="ce44" office:value-type="float" office:value="9.16">
            <text:p>9.1600</text:p>
          </table:table-cell>
          <table:table-cell table:style-name="ce46" office:value-type="float" office:value="180">
            <text:p>180</text:p>
          </table:table-cell>
          <table:table-cell table:style-name="ce46" office:value-type="string">
            <text:p>Front</text:p>
          </table:table-cell>
          <table:table-cell table:style-name="ce39" office:value-type="string">
            <text:p><text:a xlink:href="http://search.digikey.com/us/en/products/ZTT-16.00MX/X908-ND/170095">DigiKey</text:a></text:p>
          </table:table-cell>
          <table:table-cell table:style-name="ce39" office:value-type="string">
            <text:p>X908-ND</text:p>
          </table:table-cell>
          <table:table-cell table:style-name="ce39" table:number-columns-repeated="2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 table:style-name="ce37" office:value-type="string">
            <text:p>OTHER PARTS</text:p>
          </table:table-cell>
          <table:table-cell table:style-name="ce42" table:number-columns-repeated="2"/>
          <table:table-cell table:style-name="ce45" table:number-columns-repeated="4"/>
          <table:table-cell table:style-name="ce42" table:number-columns-repeated="2"/>
          <table:table-cell table:style-name="ce48" table:number-columns-repeated="2"/>
          <table:table-cell table:number-columns-repeated="1013"/>
        </table:table-row>
        <table:table-row table:style-name="ro6">
          <table:table-cell table:style-name="ce38" office:value-type="string">
            <text:p>BF1</text:p>
          </table:table-cell>
          <table:table-cell table:style-name="ce39" office:value-type="string">
            <text:p>Baffle</text:p>
          </table:table-cell>
          <table:table-cell table:style-name="ce39" office:value-type="string">
            <text:p>BAFFLE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Angus Hines</text:p>
          </table:table-cell>
          <table:table-cell table:style-name="ce49"/>
          <table:table-cell table:number-columns-repeated="1013"/>
        </table:table-row>
        <table:table-row table:style-name="ro6">
          <table:table-cell table:style-name="ce38" office:value-type="string">
            <text:p>BP1</text:p>
          </table:table-cell>
          <table:table-cell table:number-columns-repeated="2" table:style-name="ce39" office:value-type="string">
            <text:p>BackPlate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Angus Hines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38" office:value-type="string">
            <text:p>P8,P9,P10,P11,P14,P15,P53,P54</text:p>
          </table:table-cell>
          <table:table-cell table:style-name="ce39" office:value-type="string">
            <text:p>vite_4mm</text:p>
          </table:table-cell>
          <table:table-cell table:style-name="ce39" office:value-type="string">
            <text:p>CONN_1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Fixing Screws for Board and Baffle</text:p>
          </table:table-cell>
          <table:table-cell table:style-name="ce49"/>
          <table:table-cell table:number-columns-repeated="1013"/>
        </table:table-row>
        <table:table-row table:style-name="ro6">
          <table:table-cell table:style-name="ce38" office:value-type="string">
            <text:p>P43</text:p>
          </table:table-cell>
          <table:table-cell table:style-name="ce39" office:value-type="string">
            <text:p>Pad01</text:p>
          </table:table-cell>
          <table:table-cell table:style-name="ce39" office:value-type="string">
            <text:p>CONN_1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Break Out Pad, no component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38" office:value-type="string">
            <text:p>P49 ~ P52, rowBoB1</text:p>
          </table:table-cell>
          <table:table-cell table:style-name="ce39" office:value-type="string">
            <text:p>vite_3mm</text:p>
          </table:table-cell>
          <table:table-cell table:style-name="ce39" office:value-type="string">
            <text:p>CONN_1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Fixing Screws for rtcBoB and rowBoB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38" office:value-type="string">
            <text:p>P24 ~ P39</text:p>
          </table:table-cell>
          <table:table-cell table:style-name="ce39" office:value-type="string">
            <text:p>PROTO-6</text:p>
          </table:table-cell>
          <table:table-cell table:style-name="ce39" office:value-type="string">
            <text:p>DIL6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Prototyping area</text:p>
          </table:table-cell>
          <table:table-cell table:style-name="ce49"/>
          <table:table-cell table:number-columns-repeated="1013"/>
        </table:table-row>
        <table:table-row table:style-name="ro6">
          <table:table-cell table:style-name="ce38" office:value-type="string">
            <text:p>FM1</text:p>
          </table:table-cell>
          <table:table-cell table:style-name="ce39" office:value-type="string">
            <text:p>Frame</text:p>
          </table:table-cell>
          <table:table-cell table:style-name="ce39" office:value-type="string">
            <text:p>FRAME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Ikea or None</text:p>
          </table:table-cell>
          <table:table-cell table:style-name="ce49"/>
          <table:table-cell table:number-columns-repeated="1013"/>
        </table:table-row>
        <table:table-row table:style-name="ro6">
          <table:table-cell table:style-name="ce38" office:value-type="string">
            <text:p>FP1</text:p>
          </table:table-cell>
          <table:table-cell table:number-columns-repeated="2" table:style-name="ce39" office:value-type="string">
            <text:p>FacePlate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Angus Hines</text:p>
          </table:table-cell>
          <table:table-cell table:style-name="ce49"/>
          <table:table-cell table:number-columns-repeated="1013"/>
        </table:table-row>
        <table:table-row table:style-name="ro6">
          <table:table-cell table:style-name="ce38" office:value-type="string">
            <text:p>PCB1</text:p>
          </table:table-cell>
          <table:table-cell table:number-columns-repeated="2" table:style-name="ce39" office:value-type="string">
            <text:p>PCB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Main Board, seeed</text:p>
          </table:table-cell>
          <table:table-cell table:style-name="ce49"/>
          <table:table-cell table:number-columns-repeated="1013"/>
        </table:table-row>
        <table:table-row table:style-name="ro6">
          <table:table-cell table:style-name="ce38" office:value-type="string">
            <text:p>G1</text:p>
          </table:table-cell>
          <table:table-cell table:number-columns-repeated="2" table:style-name="ce39" office:value-type="string">
            <text:p>Logo-WL3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--</text:p>
          </table:table-cell>
          <table:table-cell table:style-name="ce49"/>
          <table:table-cell table:number-columns-repeated="1013"/>
        </table:table-row>
        <table:table-row table:style-name="ro6">
          <table:table-cell table:style-name="ce38" office:value-type="string">
            <text:p>G***</text:p>
          </table:table-cell>
          <table:table-cell table:style-name="ce39" office:value-type="string">
            <text:p>OSHW_6mm</text:p>
          </table:table-cell>
          <table:table-cell table:style-name="ce39" office:value-type="string">
            <text:p>LOGO</text:p>
          </table:table-cell>
          <table:table-cell table:style-name="ce46" table:number-columns-repeated="4"/>
          <table:table-cell table:style-name="ce39" table:number-columns-repeated="2"/>
          <table:table-cell table:style-name="ce49" office:value-type="string">
            <text:p>--</text:p>
          </table:table-cell>
          <table:table-cell table:style-name="ce49"/>
          <table:table-cell table:number-columns-repeated="1013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BoM_PCB.B4:BoM_PCB.F6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02/16/2012</text:date>, <text:time>13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6T13:26:11.34</dc:date>
    <dc:creator>Anool Mahidharia</dc:creator>
    <meta:generator>OpenOffice.org/3.3$Win32 OpenOffice.org_project/330m20$Build-9567</meta:generator>
    <meta:editing-duration>PT10H21M42S</meta:editing-duration>
    <meta:editing-cycles>38</meta:editing-cycles>
    <meta:document-statistic meta:table-count="4" meta:cell-count="6034" meta:object-count="0"/>
  </office:meta>
</office:document-meta>
</file>